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0.921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ff"/>
    </style:style>
    <style:style style:name="ce5" style:family="table-cell" style:parent-style-name="Default" style:data-style-name="N108">
      <style:table-cell-properties fo:background-color="#66ff00"/>
    </style:style>
    <style:style style:name="ce6" style:family="table-cell" style:parent-style-name="Default" style:data-style-name="N108">
      <style:table-cell-properties fo:background-color="#ffffff"/>
    </style:style>
    <style:style style:name="ce7" style:family="table-cell" style:parent-style-name="Default" style:data-style-name="N2">
      <style:table-cell-properties fo:background-color="#66ff00"/>
    </style:style>
    <style:style style:name="ce8" style:family="table-cell" style:parent-style-name="Default" style:data-style-name="N107"/>
    <style:style style:name="ce9" style:family="table-cell" style:parent-style-name="Default" style:data-style-name="N106">
      <style:table-cell-properties fo:background-color="#ffffff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4" table:default-cell-style-name="ce8"/>
        <table:table-column table:style-name="co8" table:default-cell-style-name="Default"/>
        <table:table-column table:style-name="co9" table:number-columns-repeated="10" table:default-cell-style-name="Default"/>
        <table:table-row table:style-name="ro1">
          <table:table-cell table:style-name="Default" office:value-type="string">
            <text:p>deg</text:p>
          </table:table-cell>
          <table:table-cell office:value-type="string">
            <text:p>teta</text:p>
          </table:table-cell>
          <table:table-cell table:style-name="Default" office:value-type="string">
            <text:p>cos teta/2</text:p>
          </table:table-cell>
          <table:table-cell table:style-name="Default" office:value-type="string">
            <text:p>A1</text:p>
          </table:table-cell>
          <table:table-cell table:style-name="Default" office:value-type="string">
            <text:p>G1</text:p>
          </table:table-cell>
          <table:table-cell table:style-name="Default" office:value-type="string">
            <text:p>A2</text:p>
          </table:table-cell>
          <table:table-cell table:style-name="Default" office:value-type="string">
            <text:p>G2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G3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G3</text:p>
          </table:table-cell>
          <table:table-cell table:style-name="Default" office:value-type="string">
            <text:p>X</text:p>
          </table:table-cell>
          <table:table-cell table:number-columns-repeated="11"/>
        </table:table-row>
        <table:table-row table:style-name="ro2">
          <table:table-cell table:style-name="Default" table:formula="of:=[.B2]/3.14159265*18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COS([.B2]/2)" office:value-type="float" office:value="1">
            <text:p>1,00000</text:p>
          </table:table-cell>
          <table:table-cell table:style-name="ce5" table:formula="of:=(1+[.C2])/2" office:value-type="float" office:value="1">
            <text:p>1,00000</text:p>
          </table:table-cell>
          <table:table-cell table:style-name="ce5" table:formula="of:=SQRT([.C2])" office:value-type="float" office:value="1">
            <text:p>1,00000</text:p>
          </table:table-cell>
          <table:table-cell table:formula="of:=([.D2]+[.E2])/2" office:value-type="float" office:value="1">
            <text:p>1,00000</text:p>
          </table:table-cell>
          <table:table-cell table:formula="of:=SQRT([.D2]*[.E2])" office:value-type="float" office:value="1">
            <text:p>1,00000</text:p>
          </table:table-cell>
          <table:table-cell table:formula="of:=([.F2]+[.G2])/2" office:value-type="float" office:value="1">
            <text:p>1,00000</text:p>
          </table:table-cell>
          <table:table-cell table:formula="of:=SQRT([.F2]*[.G2])" office:value-type="float" office:value="1">
            <text:p>1,00000</text:p>
          </table:table-cell>
          <table:table-cell table:formula="of:=([.H2]+[.I2])/2" office:value-type="float" office:value="1">
            <text:p>1,00000</text:p>
          </table:table-cell>
          <table:table-cell table:formula="of:=SQRT([.H2]*[.I2])" office:value-type="float" office:value="1">
            <text:p>1,00000</text:p>
          </table:table-cell>
          <table:table-cell table:formula="of:=1/[.K2]" office:value-type="float" office:value="1">
            <text:p>1,0000</text:p>
          </table:table-cell>
          <table:table-cell table:number-columns-repeated="11"/>
        </table:table-row>
        <table:table-row table:style-name="ro2">
          <table:table-cell table:formula="of:=[.B3]/3.14159265*180" office:value-type="float" office:value="5.72957795785523">
            <text:p>5,7</text:p>
          </table:table-cell>
          <table:table-cell office:value-type="float" office:value="0.1">
            <text:p>0,1</text:p>
          </table:table-cell>
          <table:table-cell table:formula="of:=COS([.B3]/2)" office:value-type="float" office:value="0.998750260394966">
            <text:p>0,99875</text:p>
          </table:table-cell>
          <table:table-cell table:style-name="ce5" table:formula="of:=(1+[.C3])/2" office:value-type="float" office:value="0.999375130197483">
            <text:p>0,99938</text:p>
          </table:table-cell>
          <table:table-cell table:style-name="ce5" table:formula="of:=SQRT([.C3])" office:value-type="float" office:value="0.999374934844259">
            <text:p>0,99937</text:p>
          </table:table-cell>
          <table:table-cell table:formula="of:=([.D3]+[.E3])/2" office:value-type="float" office:value="0.999375032520871">
            <text:p>0,99938</text:p>
          </table:table-cell>
          <table:table-cell table:formula="of:=SQRT([.D3]*[.E3])" office:value-type="float" office:value="0.999375032520866">
            <text:p>0,99938</text:p>
          </table:table-cell>
          <table:table-cell table:formula="of:=([.F3]+[.G3])/2" office:value-type="float" office:value="0.999375032520869">
            <text:p>0,99938</text:p>
          </table:table-cell>
          <table:table-cell table:formula="of:=SQRT([.F3]*[.G3])" office:value-type="float" office:value="0.999375032520869">
            <text:p>0,99938</text:p>
          </table:table-cell>
          <table:table-cell table:formula="of:=([.H3]+[.I3])/2" office:value-type="float" office:value="0.999375032520869">
            <text:p>0,99938</text:p>
          </table:table-cell>
          <table:table-cell table:formula="of:=SQRT([.H3]*[.I3])" office:value-type="float" office:value="0.999375032520869">
            <text:p>0,99938</text:p>
          </table:table-cell>
          <table:table-cell table:formula="of:=1/[.K3]" office:value-type="float" office:value="1.00062535830774">
            <text:p>1,0006</text:p>
          </table:table-cell>
          <table:table-cell table:number-columns-repeated="11"/>
        </table:table-row>
        <table:table-row table:style-name="ro2">
          <table:table-cell table:formula="of:=[.B4]/3.14159265*180" office:value-type="float" office:value="11.4591559157105">
            <text:p>11,5</text:p>
          </table:table-cell>
          <table:table-cell office:value-type="float" office:value="0.2">
            <text:p>0,2</text:p>
          </table:table-cell>
          <table:table-cell table:formula="of:=COS([.B4]/2)" office:value-type="float" office:value="0.995004165278026">
            <text:p>0,99500</text:p>
          </table:table-cell>
          <table:table-cell table:style-name="ce5" table:formula="of:=(1+[.C4])/2" office:value-type="float" office:value="0.997502082639013">
            <text:p>0,99750</text:p>
          </table:table-cell>
          <table:table-cell table:style-name="ce5" table:formula="of:=SQRT([.C4])" office:value-type="float" office:value="0.997498955026032">
            <text:p>0,99750</text:p>
          </table:table-cell>
          <table:table-cell table:formula="of:=([.D4]+[.E4])/2" office:value-type="float" office:value="0.997500518832522">
            <text:p>0,99750</text:p>
          </table:table-cell>
          <table:table-cell table:formula="of:=SQRT([.D4]*[.E4])" office:value-type="float" office:value="0.997500518831297">
            <text:p>0,99750</text:p>
          </table:table-cell>
          <table:table-cell table:formula="of:=([.F4]+[.G4])/2" office:value-type="float" office:value="0.99750051883191">
            <text:p>0,99750</text:p>
          </table:table-cell>
          <table:table-cell table:formula="of:=SQRT([.F4]*[.G4])" office:value-type="float" office:value="0.99750051883191">
            <text:p>0,99750</text:p>
          </table:table-cell>
          <table:table-cell table:formula="of:=([.H4]+[.I4])/2" office:value-type="float" office:value="0.99750051883191">
            <text:p>0,99750</text:p>
          </table:table-cell>
          <table:table-cell table:formula="of:=SQRT([.H4]*[.I4])" office:value-type="float" office:value="0.99750051883191">
            <text:p>0,99750</text:p>
          </table:table-cell>
          <table:table-cell table:formula="of:=1/[.K4]" office:value-type="float" office:value="1.0025057442286">
            <text:p>1,0025</text:p>
          </table:table-cell>
          <table:table-cell table:number-columns-repeated="11"/>
        </table:table-row>
        <table:table-row table:style-name="ro2">
          <table:table-cell table:formula="of:=[.B5]/3.14159265*180" office:value-type="float" office:value="17.1887338735657">
            <text:p>17,2</text:p>
          </table:table-cell>
          <table:table-cell office:value-type="float" office:value="0.3">
            <text:p>0,3</text:p>
          </table:table-cell>
          <table:table-cell table:formula="of:=COS([.B5]/2)" office:value-type="float" office:value="0.988771077936042">
            <text:p>0,98877</text:p>
          </table:table-cell>
          <table:table-cell table:style-name="ce6" table:formula="of:=(1+[.C5])/2" office:value-type="float" office:value="0.994385538968021">
            <text:p>0,99439</text:p>
          </table:table-cell>
          <table:table-cell table:style-name="ce6" table:formula="of:=SQRT([.C5])" office:value-type="float" office:value="0.994369688765724">
            <text:p>0,99437</text:p>
          </table:table-cell>
          <table:table-cell table:style-name="ce5" table:formula="of:=([.D5]+[.E5])/2" office:value-type="float" office:value="0.994377613866872">
            <text:p>0,99438</text:p>
          </table:table-cell>
          <table:table-cell table:style-name="ce5" table:formula="of:=SQRT([.D5]*[.E5])" office:value-type="float" office:value="0.994377613835291">
            <text:p>0,99438</text:p>
          </table:table-cell>
          <table:table-cell table:formula="of:=([.F5]+[.G5])/2" office:value-type="float" office:value="0.994377613851082">
            <text:p>0,99438</text:p>
          </table:table-cell>
          <table:table-cell table:formula="of:=SQRT([.F5]*[.G5])" office:value-type="float" office:value="0.994377613851082">
            <text:p>0,99438</text:p>
          </table:table-cell>
          <table:table-cell table:formula="of:=([.H5]+[.I5])/2" office:value-type="float" office:value="0.994377613851082">
            <text:p>0,99438</text:p>
          </table:table-cell>
          <table:table-cell table:formula="of:=SQRT([.H5]*[.I5])" office:value-type="float" office:value="0.994377613851082">
            <text:p>0,99438</text:p>
          </table:table-cell>
          <table:table-cell table:formula="of:=1/[.K5]" office:value-type="float" office:value="1.00565417611036">
            <text:p>1,0057</text:p>
          </table:table-cell>
          <table:table-cell table:number-columns-repeated="11"/>
        </table:table-row>
        <table:table-row table:style-name="ro2">
          <table:table-cell table:formula="of:=[.B6]/3.14159265*180" office:value-type="float" office:value="22.9183118314209">
            <text:p>22,9</text:p>
          </table:table-cell>
          <table:table-cell office:value-type="float" office:value="0.4">
            <text:p>0,4</text:p>
          </table:table-cell>
          <table:table-cell table:formula="of:=COS([.B6]/2)" office:value-type="float" office:value="0.980066577841242">
            <text:p>0,98007</text:p>
          </table:table-cell>
          <table:table-cell table:style-name="ce6" table:formula="of:=(1+[.C6])/2" office:value-type="float" office:value="0.990033288920621">
            <text:p>0,99003</text:p>
          </table:table-cell>
          <table:table-cell table:style-name="ce6" table:formula="of:=SQRT([.C6])" office:value-type="float" office:value="0.989983119977932">
            <text:p>0,98998</text:p>
          </table:table-cell>
          <table:table-cell table:style-name="ce5" table:formula="of:=([.D6]+[.E6])/2" office:value-type="float" office:value="0.990008204449277">
            <text:p>0,99001</text:p>
          </table:table-cell>
          <table:table-cell table:style-name="ce5" table:formula="of:=SQRT([.D6]*[.E6])" office:value-type="float" office:value="0.990008204131486">
            <text:p>0,99001</text:p>
          </table:table-cell>
          <table:table-cell table:formula="of:=([.F6]+[.G6])/2" office:value-type="float" office:value="0.990008204290381">
            <text:p>0,99001</text:p>
          </table:table-cell>
          <table:table-cell table:formula="of:=SQRT([.F6]*[.G6])" office:value-type="float" office:value="0.990008204290381">
            <text:p>0,99001</text:p>
          </table:table-cell>
          <table:table-cell table:formula="of:=([.H6]+[.I6])/2" office:value-type="float" office:value="0.990008204290381">
            <text:p>0,99001</text:p>
          </table:table-cell>
          <table:table-cell table:formula="of:=SQRT([.H6]*[.I6])" office:value-type="float" office:value="0.990008204290381">
            <text:p>0,99001</text:p>
          </table:table-cell>
          <table:table-cell table:formula="of:=1/[.K6]" office:value-type="float" office:value="1.01009263929967">
            <text:p>1,0101</text:p>
          </table:table-cell>
          <table:table-cell table:number-columns-repeated="11"/>
        </table:table-row>
        <table:table-row table:style-name="ro2">
          <table:table-cell table:formula="of:=[.B7]/3.14159265*180" office:value-type="float" office:value="28.6478897892761">
            <text:p>28,6</text:p>
          </table:table-cell>
          <table:table-cell office:value-type="float" office:value="0.5">
            <text:p>0,5</text:p>
          </table:table-cell>
          <table:table-cell table:formula="of:=COS([.B7]/2)" office:value-type="float" office:value="0.968912421710645">
            <text:p>0,96891</text:p>
          </table:table-cell>
          <table:table-cell table:formula="of:=(1+[.C7])/2" office:value-type="float" office:value="0.984456210855322">
            <text:p>0,98446</text:p>
          </table:table-cell>
          <table:table-cell table:formula="of:=SQRT([.C7])" office:value-type="float" office:value="0.984333491104841">
            <text:p>0,98433</text:p>
          </table:table-cell>
          <table:table-cell table:style-name="ce5" table:formula="of:=([.D7]+[.E7])/2" office:value-type="float" office:value="0.984394850980082">
            <text:p>0,98439</text:p>
          </table:table-cell>
          <table:table-cell table:style-name="ce5" table:formula="of:=SQRT([.D7]*[.E7])" office:value-type="float" office:value="0.984394849067722">
            <text:p>0,98439</text:p>
          </table:table-cell>
          <table:table-cell table:formula="of:=([.F7]+[.G7])/2" office:value-type="float" office:value="0.984394850023902">
            <text:p>0,98439</text:p>
          </table:table-cell>
          <table:table-cell table:formula="of:=SQRT([.F7]*[.G7])" office:value-type="float" office:value="0.984394850023902">
            <text:p>0,98439</text:p>
          </table:table-cell>
          <table:table-cell table:formula="of:=([.H7]+[.I7])/2" office:value-type="float" office:value="0.984394850023902">
            <text:p>0,98439</text:p>
          </table:table-cell>
          <table:table-cell table:formula="of:=SQRT([.H7]*[.I7])" office:value-type="float" office:value="0.984394850023902">
            <text:p>0,98439</text:p>
          </table:table-cell>
          <table:table-cell table:formula="of:=1/[.K7]" office:value-type="float" office:value="1.01585253110144">
            <text:p>1,0159</text:p>
          </table:table-cell>
          <table:table-cell table:number-columns-repeated="11"/>
        </table:table-row>
        <table:table-row table:style-name="ro2">
          <table:table-cell table:formula="of:=[.B8]/3.14159265*180" office:value-type="float" office:value="34.3774677471314">
            <text:p>34,4</text:p>
          </table:table-cell>
          <table:table-cell office:value-type="float" office:value="0.6">
            <text:p>0,6</text:p>
          </table:table-cell>
          <table:table-cell table:formula="of:=COS([.B8]/2)" office:value-type="float" office:value="0.955336489125606">
            <text:p>0,95534</text:p>
          </table:table-cell>
          <table:table-cell table:formula="of:=(1+[.C8])/2" office:value-type="float" office:value="0.977668244562803">
            <text:p>0,97767</text:p>
          </table:table-cell>
          <table:table-cell table:formula="of:=SQRT([.C8])" office:value-type="float" office:value="0.977413161935937">
            <text:p>0,97741</text:p>
          </table:table-cell>
          <table:table-cell table:style-name="ce5" table:formula="of:=([.D8]+[.E8])/2" office:value-type="float" office:value="0.97754070324937">
            <text:p>0,97754</text:p>
          </table:table-cell>
          <table:table-cell table:style-name="ce5" table:formula="of:=SQRT([.D8]*[.E8])" office:value-type="float" office:value="0.977540694929109">
            <text:p>0,97754</text:p>
          </table:table-cell>
          <table:table-cell table:formula="of:=([.F8]+[.G8])/2" office:value-type="float" office:value="0.97754069908924">
            <text:p>0,97754</text:p>
          </table:table-cell>
          <table:table-cell table:formula="of:=SQRT([.F8]*[.G8])" office:value-type="float" office:value="0.97754069908924">
            <text:p>0,97754</text:p>
          </table:table-cell>
          <table:table-cell table:formula="of:=([.H8]+[.I8])/2" office:value-type="float" office:value="0.97754069908924">
            <text:p>0,97754</text:p>
          </table:table-cell>
          <table:table-cell table:formula="of:=SQRT([.H8]*[.I8])" office:value-type="float" office:value="0.97754069908924">
            <text:p>0,97754</text:p>
          </table:table-cell>
          <table:table-cell table:formula="of:=1/[.K8]" office:value-type="float" office:value="1.02297531031873">
            <text:p>1,0230</text:p>
          </table:table-cell>
          <table:table-cell table:number-columns-repeated="11"/>
        </table:table-row>
        <table:table-row table:style-name="ro2">
          <table:table-cell table:formula="of:=[.B9]/3.14159265*180" office:value-type="float" office:value="40.1070457049866">
            <text:p>40,1</text:p>
          </table:table-cell>
          <table:table-cell office:value-type="float" office:value="0.7">
            <text:p>0,7</text:p>
          </table:table-cell>
          <table:table-cell table:formula="of:=COS([.B9]/2)" office:value-type="float" office:value="0.939372712847379">
            <text:p>0,93937</text:p>
          </table:table-cell>
          <table:table-cell table:formula="of:=(1+[.C9])/2" office:value-type="float" office:value="0.969686356423689">
            <text:p>0,96969</text:p>
          </table:table-cell>
          <table:table-cell table:formula="of:=SQRT([.C9])" office:value-type="float" office:value="0.969212418847065">
            <text:p>0,96921</text:p>
          </table:table-cell>
          <table:table-cell table:style-name="ce5" table:formula="of:=([.D9]+[.E9])/2" office:value-type="float" office:value="0.969449387635377">
            <text:p>0,96945</text:p>
          </table:table-cell>
          <table:table-cell table:style-name="ce5" table:formula="of:=SQRT([.D9]*[.E9])" office:value-type="float" office:value="0.96944935867347">
            <text:p>0,96945</text:p>
          </table:table-cell>
          <table:table-cell table:formula="of:=([.F9]+[.G9])/2" office:value-type="float" office:value="0.969449373154423">
            <text:p>0,96945</text:p>
          </table:table-cell>
          <table:table-cell table:formula="of:=SQRT([.F9]*[.G9])" office:value-type="float" office:value="0.969449373154423">
            <text:p>0,96945</text:p>
          </table:table-cell>
          <table:table-cell table:formula="of:=([.H9]+[.I9])/2" office:value-type="float" office:value="0.969449373154423">
            <text:p>0,96945</text:p>
          </table:table-cell>
          <table:table-cell table:formula="of:=SQRT([.H9]*[.I9])" office:value-type="float" office:value="0.969449373154423">
            <text:p>0,96945</text:p>
          </table:table-cell>
          <table:table-cell table:formula="of:=1/[.K9]" office:value-type="float" office:value="1.0315133803699">
            <text:p>1,0315</text:p>
          </table:table-cell>
          <table:table-cell table:number-columns-repeated="11"/>
        </table:table-row>
        <table:table-row table:style-name="ro2">
          <table:table-cell table:formula="of:=[.B10]/3.14159265*180" office:value-type="float" office:value="45.8366236628418">
            <text:p>45,8</text:p>
          </table:table-cell>
          <table:table-cell office:value-type="float" office:value="0.8">
            <text:p>0,8</text:p>
          </table:table-cell>
          <table:table-cell table:formula="of:=COS([.B10]/2)" office:value-type="float" office:value="0.921060994002885">
            <text:p>0,92106</text:p>
          </table:table-cell>
          <table:table-cell table:formula="of:=(1+[.C10])/2" office:value-type="float" office:value="0.960530497001442">
            <text:p>0,96053</text:p>
          </table:table-cell>
          <table:table-cell table:formula="of:=SQRT([.C10])" office:value-type="float" office:value="0.959719226650631">
            <text:p>0,95972</text:p>
          </table:table-cell>
          <table:table-cell table:style-name="ce5" table:formula="of:=([.D10]+[.E10])/2" office:value-type="float" office:value="0.960124861826037">
            <text:p>0,96012</text:p>
          </table:table-cell>
          <table:table-cell table:style-name="ce5" table:formula="of:=SQRT([.D10]*[.E10])" office:value-type="float" office:value="0.960124776139315">
            <text:p>0,96012</text:p>
          </table:table-cell>
          <table:table-cell table:formula="of:=([.F10]+[.G10])/2" office:value-type="float" office:value="0.960124818982676">
            <text:p>0,96012</text:p>
          </table:table-cell>
          <table:table-cell table:formula="of:=SQRT([.F10]*[.G10])" office:value-type="float" office:value="0.960124818982675">
            <text:p>0,96012</text:p>
          </table:table-cell>
          <table:table-cell table:formula="of:=([.H10]+[.I10])/2" office:value-type="float" office:value="0.960124818982676">
            <text:p>0,96012</text:p>
          </table:table-cell>
          <table:table-cell table:formula="of:=SQRT([.H10]*[.I10])" office:value-type="float" office:value="0.960124818982676">
            <text:p>0,96012</text:p>
          </table:table-cell>
          <table:table-cell table:formula="of:=1/[.K10]" office:value-type="float" office:value="1.04153124700971">
            <text:p>1,0415</text:p>
          </table:table-cell>
          <table:table-cell table:number-columns-repeated="11"/>
        </table:table-row>
        <table:table-row table:style-name="ro2">
          <table:table-cell table:formula="of:=[.B11]/3.14159265*180" office:value-type="float" office:value="51.5662016206971">
            <text:p>51,6</text:p>
          </table:table-cell>
          <table:table-cell office:value-type="float" office:value="0.9">
            <text:p>0,9</text:p>
          </table:table-cell>
          <table:table-cell table:formula="of:=COS([.B11]/2)" office:value-type="float" office:value="0.900447102352677">
            <text:p>0,90045</text:p>
          </table:table-cell>
          <table:table-cell table:formula="of:=(1+[.C11])/2" office:value-type="float" office:value="0.950223551176338">
            <text:p>0,95022</text:p>
          </table:table-cell>
          <table:table-cell table:formula="of:=SQRT([.C11])" office:value-type="float" office:value="0.948918912422277">
            <text:p>0,94892</text:p>
          </table:table-cell>
          <table:table-cell table:style-name="ce5" table:formula="of:=([.D11]+[.E11])/2" office:value-type="float" office:value="0.949571231799308">
            <text:p>0,94957</text:p>
          </table:table-cell>
          <table:table-cell table:style-name="ce5" table:formula="of:=SQRT([.D11]*[.E11])" office:value-type="float" office:value="0.949571007739961">
            <text:p>0,94957</text:p>
          </table:table-cell>
          <table:table-cell table:formula="of:=([.F11]+[.G11])/2" office:value-type="float" office:value="0.949571119769634">
            <text:p>0,94957</text:p>
          </table:table-cell>
          <table:table-cell table:formula="of:=SQRT([.F11]*[.G11])" office:value-type="float" office:value="0.949571119769628">
            <text:p>0,94957</text:p>
          </table:table-cell>
          <table:table-cell table:formula="of:=([.H11]+[.I11])/2" office:value-type="float" office:value="0.949571119769631">
            <text:p>0,94957</text:p>
          </table:table-cell>
          <table:table-cell table:formula="of:=SQRT([.H11]*[.I11])" office:value-type="float" office:value="0.949571119769631">
            <text:p>0,94957</text:p>
          </table:table-cell>
          <table:table-cell table:formula="of:=1/[.K11]" office:value-type="float" office:value="1.05310700713244">
            <text:p>1,0531</text:p>
          </table:table-cell>
          <table:table-cell table:number-columns-repeated="11"/>
        </table:table-row>
        <table:table-row table:style-name="ro2">
          <table:table-cell table:formula="of:=[.B12]/3.14159265*180" office:value-type="float" office:value="57.2957795785523">
            <text:p>57,3</text:p>
          </table:table-cell>
          <table:table-cell office:value-type="float" office:value="1">
            <text:p>1</text:p>
          </table:table-cell>
          <table:table-cell table:formula="of:=COS([.B12]/2)" office:value-type="float" office:value="0.877582561890373">
            <text:p>0,87758</text:p>
          </table:table-cell>
          <table:table-cell table:formula="of:=(1+[.C12])/2" office:value-type="float" office:value="0.938791280945186">
            <text:p>0,93879</text:p>
          </table:table-cell>
          <table:table-cell table:formula="of:=SQRT([.C12])" office:value-type="float" office:value="0.936793767000172">
            <text:p>0,93679</text:p>
          </table:table-cell>
          <table:table-cell table:style-name="ce5" table:formula="of:=([.D12]+[.E12])/2" office:value-type="float" office:value="0.937792523972679">
            <text:p>0,93779</text:p>
          </table:table-cell>
          <table:table-cell table:style-name="ce5" table:formula="of:=SQRT([.D12]*[.E12])" office:value-type="float" office:value="0.937791992130216">
            <text:p>0,93779</text:p>
          </table:table-cell>
          <table:table-cell table:formula="of:=([.F12]+[.G12])/2" office:value-type="float" office:value="0.937792258051447">
            <text:p>0,93779</text:p>
          </table:table-cell>
          <table:table-cell table:formula="of:=SQRT([.F12]*[.G12])" office:value-type="float" office:value="0.93779225805141">
            <text:p>0,93779</text:p>
          </table:table-cell>
          <table:table-cell table:formula="of:=([.H12]+[.I12])/2" office:value-type="float" office:value="0.937792258051428">
            <text:p>0,93779</text:p>
          </table:table-cell>
          <table:table-cell table:formula="of:=SQRT([.H12]*[.I12])" office:value-type="float" office:value="0.937792258051429">
            <text:p>0,93779</text:p>
          </table:table-cell>
          <table:table-cell table:formula="of:=1/[.K12]" office:value-type="float" office:value="1.06633424557996">
            <text:p>1,0663</text:p>
          </table:table-cell>
          <table:table-cell table:number-columns-repeated="11"/>
        </table:table-row>
        <table:table-row table:style-name="ro2">
          <table:table-cell table:formula="of:=[.B13]/3.14159265*180" office:value-type="float" office:value="63.0253575364075">
            <text:p>63,0</text:p>
          </table:table-cell>
          <table:table-cell office:value-type="float" office:value="1.1">
            <text:p>1,1</text:p>
          </table:table-cell>
          <table:table-cell table:formula="of:=COS([.B13]/2)" office:value-type="float" office:value="0.852524522059506">
            <text:p>0,85252</text:p>
          </table:table-cell>
          <table:table-cell table:formula="of:=(1+[.C13])/2" office:value-type="float" office:value="0.926262261029753">
            <text:p>0,92626</text:p>
          </table:table-cell>
          <table:table-cell table:formula="of:=SQRT([.C13])" office:value-type="float" office:value="0.923322544975214">
            <text:p>0,92332</text:p>
          </table:table-cell>
          <table:table-cell table:style-name="ce5" table:formula="of:=([.D13]+[.E13])/2" office:value-type="float" office:value="0.924792403002483">
            <text:p>0,92479</text:p>
          </table:table-cell>
          <table:table-cell table:style-name="ce5" table:formula="of:=SQRT([.D13]*[.E13])" office:value-type="float" office:value="0.924791234911149">
            <text:p>0,92479</text:p>
          </table:table-cell>
          <table:table-cell table:formula="of:=([.F13]+[.G13])/2" office:value-type="float" office:value="0.924791818956816">
            <text:p>0,92479</text:p>
          </table:table-cell>
          <table:table-cell table:formula="of:=SQRT([.F13]*[.G13])" office:value-type="float" office:value="0.924791818956632">
            <text:p>0,92479</text:p>
          </table:table-cell>
          <table:table-cell table:formula="of:=([.H13]+[.I13])/2" office:value-type="float" office:value="0.924791818956724">
            <text:p>0,92479</text:p>
          </table:table-cell>
          <table:table-cell table:formula="of:=SQRT([.H13]*[.I13])" office:value-type="float" office:value="0.924791818956724">
            <text:p>0,92479</text:p>
          </table:table-cell>
          <table:table-cell table:formula="of:=1/[.K13]" office:value-type="float" office:value="1.08132444459567">
            <text:p>1,0813</text:p>
          </table:table-cell>
          <table:table-cell table:number-columns-repeated="11"/>
        </table:table-row>
        <table:table-row table:style-name="ro2">
          <table:table-cell table:formula="of:=[.B14]/3.14159265*180" office:value-type="float" office:value="68.7549354942628">
            <text:p>68,8</text:p>
          </table:table-cell>
          <table:table-cell office:value-type="float" office:value="1.2">
            <text:p>1,2</text:p>
          </table:table-cell>
          <table:table-cell table:formula="of:=COS([.B14]/2)" office:value-type="float" office:value="0.825335614909678">
            <text:p>0,82534</text:p>
          </table:table-cell>
          <table:table-cell table:formula="of:=(1+[.C14])/2" office:value-type="float" office:value="0.912667807454839">
            <text:p>0,91267</text:p>
          </table:table-cell>
          <table:table-cell table:formula="of:=SQRT([.C14])" office:value-type="float" office:value="0.908479837371022">
            <text:p>0,90848</text:p>
          </table:table-cell>
          <table:table-cell table:style-name="ce5" table:formula="of:=([.D14]+[.E14])/2" office:value-type="float" office:value="0.91057382241293">
            <text:p>0,91057</text:p>
          </table:table-cell>
          <table:table-cell table:style-name="ce5" table:formula="of:=SQRT([.D14]*[.E14])" office:value-type="float" office:value="0.91057141471185">
            <text:p>0,91057</text:p>
          </table:table-cell>
          <table:table-cell table:formula="of:=([.F14]+[.G14])/2" office:value-type="float" office:value="0.91057261856239">
            <text:p>0,91057</text:p>
          </table:table-cell>
          <table:table-cell table:formula="of:=SQRT([.F14]*[.G14])" office:value-type="float" office:value="0.910572618561594">
            <text:p>0,91057</text:p>
          </table:table-cell>
          <table:table-cell table:formula="of:=([.H14]+[.I14])/2" office:value-type="float" office:value="0.910572618561992">
            <text:p>0,91057</text:p>
          </table:table-cell>
          <table:table-cell table:formula="of:=SQRT([.H14]*[.I14])" office:value-type="float" office:value="0.910572618561992">
            <text:p>0,91057</text:p>
          </table:table-cell>
          <table:table-cell table:formula="of:=1/[.K14]" office:value-type="float" office:value="1.09821004894616">
            <text:p>1,0982</text:p>
          </table:table-cell>
          <table:table-cell table:number-columns-repeated="11"/>
        </table:table-row>
        <table:table-row table:style-name="ro2">
          <table:table-cell table:formula="of:=[.B15]/3.14159265*180" office:value-type="float" office:value="74.484513452118">
            <text:p>74,5</text:p>
          </table:table-cell>
          <table:table-cell office:value-type="float" office:value="1.3">
            <text:p>1,3</text:p>
          </table:table-cell>
          <table:table-cell table:formula="of:=COS([.B15]/2)" office:value-type="float" office:value="0.796083798549056">
            <text:p>0,79608</text:p>
          </table:table-cell>
          <table:table-cell table:formula="of:=(1+[.C15])/2" office:value-type="float" office:value="0.898041899274528">
            <text:p>0,89804</text:p>
          </table:table-cell>
          <table:table-cell table:formula="of:=SQRT([.C15])" office:value-type="float" office:value="0.892235282057965">
            <text:p>0,89224</text:p>
          </table:table-cell>
          <table:table-cell table:style-name="ce6" table:formula="of:=([.D15]+[.E15])/2" office:value-type="float" office:value="0.895138590666246">
            <text:p>0,89514</text:p>
          </table:table-cell>
          <table:table-cell table:style-name="ce6" table:formula="of:=SQRT([.D15]*[.E15])" office:value-type="float" office:value="0.895133882332179">
            <text:p>0,89513</text:p>
          </table:table-cell>
          <table:table-cell table:style-name="ce5" table:formula="of:=([.F15]+[.G15])/2" office:value-type="float" office:value="0.895136236499213">
            <text:p>0,89514</text:p>
          </table:table-cell>
          <table:table-cell table:style-name="ce5" table:formula="of:=SQRT([.F15]*[.G15])" office:value-type="float" office:value="0.895136236496117">
            <text:p>0,89514</text:p>
          </table:table-cell>
          <table:table-cell table:formula="of:=([.H15]+[.I15])/2" office:value-type="float" office:value="0.895136236497665">
            <text:p>0,89514</text:p>
          </table:table-cell>
          <table:table-cell table:formula="of:=SQRT([.H15]*[.I15])" office:value-type="float" office:value="0.895136236497665">
            <text:p>0,89514</text:p>
          </table:table-cell>
          <table:table-cell table:formula="of:=1/[.K15]" office:value-type="float" office:value="1.11714838392939">
            <text:p>1,1171</text:p>
          </table:table-cell>
          <table:table-cell table:number-columns-repeated="11"/>
        </table:table-row>
        <table:table-row table:style-name="ro2">
          <table:table-cell table:formula="of:=[.B16]/3.14159265*180" office:value-type="float" office:value="80.2140914099732">
            <text:p>80,2</text:p>
          </table:table-cell>
          <table:table-cell office:value-type="float" office:value="1.4">
            <text:p>1,4</text:p>
          </table:table-cell>
          <table:table-cell table:formula="of:=COS([.B16]/2)" office:value-type="float" office:value="0.764842187284488">
            <text:p>0,76484</text:p>
          </table:table-cell>
          <table:table-cell table:formula="of:=(1+[.C16])/2" office:value-type="float" office:value="0.882421093642244">
            <text:p>0,88242</text:p>
          </table:table-cell>
          <table:table-cell table:formula="of:=SQRT([.C16])" office:value-type="float" office:value="0.87455256404889">
            <text:p>0,87455</text:p>
          </table:table-cell>
          <table:table-cell table:style-name="ce6" table:formula="of:=([.D16]+[.E16])/2" office:value-type="float" office:value="0.878486828845567">
            <text:p>0,87849</text:p>
          </table:table-cell>
          <table:table-cell table:style-name="ce6" table:formula="of:=SQRT([.D16]*[.E16])" office:value-type="float" office:value="0.878478019085082">
            <text:p>0,87848</text:p>
          </table:table-cell>
          <table:table-cell table:style-name="ce5" table:formula="of:=([.F16]+[.G16])/2" office:value-type="float" office:value="0.878482423965325">
            <text:p>0,87848</text:p>
          </table:table-cell>
          <table:table-cell table:style-name="ce5" table:formula="of:=SQRT([.F16]*[.G16])" office:value-type="float" office:value="0.878482423954281">
            <text:p>0,87848</text:p>
          </table:table-cell>
          <table:table-cell table:formula="of:=([.H16]+[.I16])/2" office:value-type="float" office:value="0.878482423959803">
            <text:p>0,87848</text:p>
          </table:table-cell>
          <table:table-cell table:formula="of:=SQRT([.H16]*[.I16])" office:value-type="float" office:value="0.878482423959803">
            <text:p>0,87848</text:p>
          </table:table-cell>
          <table:table-cell table:formula="of:=1/[.K16]" office:value-type="float" office:value="1.13832670150923">
            <text:p>1,1383</text:p>
          </table:table-cell>
          <table:table-cell table:number-columns-repeated="11"/>
        </table:table-row>
        <table:table-row table:style-name="ro2">
          <table:table-cell table:formula="of:=[.B17]/3.14159265*180" office:value-type="float" office:value="85.9436693678284">
            <text:p>85,9</text:p>
          </table:table-cell>
          <table:table-cell office:value-type="float" office:value="1.5">
            <text:p>1,5</text:p>
          </table:table-cell>
          <table:table-cell table:formula="of:=COS([.B17]/2)" office:value-type="float" office:value="0.731688868873821">
            <text:p>0,73169</text:p>
          </table:table-cell>
          <table:table-cell table:formula="of:=(1+[.C17])/2" office:value-type="float" office:value="0.865844434436911">
            <text:p>0,86584</text:p>
          </table:table-cell>
          <table:table-cell table:formula="of:=SQRT([.C17])" office:value-type="float" office:value="0.855388139310933">
            <text:p>0,85539</text:p>
          </table:table-cell>
          <table:table-cell table:style-name="ce6" table:formula="of:=([.D17]+[.E17])/2" office:value-type="float" office:value="0.860616286873922">
            <text:p>0,86062</text:p>
          </table:table-cell>
          <table:table-cell table:style-name="ce6" table:formula="of:=SQRT([.D17]*[.E17])" office:value-type="float" office:value="0.860600406521933">
            <text:p>0,86060</text:p>
          </table:table-cell>
          <table:table-cell table:style-name="ce5" table:formula="of:=([.F17]+[.G17])/2" office:value-type="float" office:value="0.860608346697928">
            <text:p>0,86061</text:p>
          </table:table-cell>
          <table:table-cell table:style-name="ce5" table:formula="of:=SQRT([.F17]*[.G17])" office:value-type="float" office:value="0.860608346661298">
            <text:p>0,86061</text:p>
          </table:table-cell>
          <table:table-cell table:formula="of:=([.H17]+[.I17])/2" office:value-type="float" office:value="0.860608346679613">
            <text:p>0,86061</text:p>
          </table:table-cell>
          <table:table-cell table:formula="of:=SQRT([.H17]*[.I17])" office:value-type="float" office:value="0.860608346679613">
            <text:p>0,86061</text:p>
          </table:table-cell>
          <table:table-cell table:formula="of:=1/[.K17]" office:value-type="float" office:value="1.16196874438667">
            <text:p>1,1620</text:p>
          </table:table-cell>
          <table:table-cell table:number-columns-repeated="11"/>
        </table:table-row>
        <table:table-row table:style-name="ro2">
          <table:table-cell table:formula="of:=[.B18]/3.14159265*180" office:value-type="float" office:value="91.6732473256837">
            <text:p>91,7</text:p>
          </table:table-cell>
          <table:table-cell office:value-type="float" office:value="1.6">
            <text:p>1,6</text:p>
          </table:table-cell>
          <table:table-cell table:formula="of:=COS([.B18]/2)" office:value-type="float" office:value="0.696706709347165">
            <text:p>0,69671</text:p>
          </table:table-cell>
          <table:table-cell table:formula="of:=(1+[.C18])/2" office:value-type="float" office:value="0.848353354673583">
            <text:p>0,84835</text:p>
          </table:table-cell>
          <table:table-cell table:formula="of:=SQRT([.C18])" office:value-type="float" office:value="0.834689588617928">
            <text:p>0,83469</text:p>
          </table:table-cell>
          <table:table-cell table:style-name="ce6" table:formula="of:=([.D18]+[.E18])/2" office:value-type="float" office:value="0.841521471645755">
            <text:p>0,84152</text:p>
          </table:table-cell>
          <table:table-cell table:style-name="ce6" table:formula="of:=SQRT([.D18]*[.E18])" office:value-type="float" office:value="0.841493738904296">
            <text:p>0,84149</text:p>
          </table:table-cell>
          <table:table-cell table:style-name="ce5" table:formula="of:=([.F18]+[.G18])/2" office:value-type="float" office:value="0.841507605275026">
            <text:p>0,84151</text:p>
          </table:table-cell>
          <table:table-cell table:style-name="ce5" table:formula="of:=SQRT([.F18]*[.G18])" office:value-type="float" office:value="0.841507605160781">
            <text:p>0,84151</text:p>
          </table:table-cell>
          <table:table-cell table:formula="of:=([.H18]+[.I18])/2" office:value-type="float" office:value="0.841507605217903">
            <text:p>0,84151</text:p>
          </table:table-cell>
          <table:table-cell table:formula="of:=SQRT([.H18]*[.I18])" office:value-type="float" office:value="0.841507605217903">
            <text:p>0,84151</text:p>
          </table:table-cell>
          <table:table-cell table:formula="of:=1/[.K18]" office:value-type="float" office:value="1.18834338964893">
            <text:p>1,1883</text:p>
          </table:table-cell>
          <table:table-cell table:number-columns-repeated="11"/>
        </table:table-row>
        <table:table-row table:style-name="ro2">
          <table:table-cell table:formula="of:=[.B19]/3.14159265*180" office:value-type="float" office:value="97.4028252835389">
            <text:p>97,4</text:p>
          </table:table-cell>
          <table:table-cell office:value-type="float" office:value="1.7">
            <text:p>1,7</text:p>
          </table:table-cell>
          <table:table-cell table:formula="of:=COS([.B19]/2)" office:value-type="float" office:value="0.659983145884982">
            <text:p>0,65998</text:p>
          </table:table-cell>
          <table:table-cell table:formula="of:=(1+[.C19])/2" office:value-type="float" office:value="0.829991572942491">
            <text:p>0,82999</text:p>
          </table:table-cell>
          <table:table-cell table:formula="of:=SQRT([.C19])" office:value-type="float" office:value="0.812393467406639">
            <text:p>0,81239</text:p>
          </table:table-cell>
          <table:table-cell table:formula="of:=([.D19]+[.E19])/2" office:value-type="float" office:value="0.821192520174565">
            <text:p>0,82119</text:p>
          </table:table-cell>
          <table:table-cell table:formula="of:=SQRT([.D19]*[.E19])" office:value-type="float" office:value="0.821145378030614">
            <text:p>0,82115</text:p>
          </table:table-cell>
          <table:table-cell table:style-name="ce5" table:formula="of:=([.F19]+[.G19])/2" office:value-type="float" office:value="0.82116894910259">
            <text:p>0,82117</text:p>
          </table:table-cell>
          <table:table-cell table:style-name="ce5" table:formula="of:=SQRT([.F19]*[.G19])" office:value-type="float" office:value="0.821168948764294">
            <text:p>0,82117</text:p>
          </table:table-cell>
          <table:table-cell table:formula="of:=([.H19]+[.I19])/2" office:value-type="float" office:value="0.821168948933442">
            <text:p>0,82117</text:p>
          </table:table-cell>
          <table:table-cell table:formula="of:=SQRT([.H19]*[.I19])" office:value-type="float" office:value="0.821168948933442">
            <text:p>0,82117</text:p>
          </table:table-cell>
          <table:table-cell table:formula="of:=1/[.K19]" office:value-type="float" office:value="1.21777619733287">
            <text:p>1,2178</text:p>
          </table:table-cell>
          <table:table-cell table:number-columns-repeated="11"/>
        </table:table-row>
        <table:table-row table:style-name="ro2">
          <table:table-cell table:formula="of:=[.B20]/3.14159265*180" office:value-type="float" office:value="103.132403241394">
            <text:p>103,1</text:p>
          </table:table-cell>
          <table:table-cell office:value-type="float" office:value="1.8">
            <text:p>1,8</text:p>
          </table:table-cell>
          <table:table-cell table:formula="of:=COS([.B20]/2)" office:value-type="float" office:value="0.621609968270664">
            <text:p>0,62161</text:p>
          </table:table-cell>
          <table:table-cell table:formula="of:=(1+[.C20])/2" office:value-type="float" office:value="0.810804984135332">
            <text:p>0,81080</text:p>
          </table:table-cell>
          <table:table-cell table:formula="of:=SQRT([.C20])" office:value-type="float" office:value="0.788422455458154">
            <text:p>0,78842</text:p>
          </table:table-cell>
          <table:table-cell table:formula="of:=([.D20]+[.E20])/2" office:value-type="float" office:value="0.799613719796743">
            <text:p>0,79961</text:p>
          </table:table-cell>
          <table:table-cell table:formula="of:=SQRT([.D20]*[.E20])" office:value-type="float" office:value="0.799535400398061">
            <text:p>0,79954</text:p>
          </table:table-cell>
          <table:table-cell table:style-name="ce5" table:formula="of:=([.F20]+[.G20])/2" office:value-type="float" office:value="0.799574560097402">
            <text:p>0,79957</text:p>
          </table:table-cell>
          <table:table-cell table:style-name="ce5" table:formula="of:=SQRT([.F20]*[.G20])" office:value-type="float" office:value="0.799574559138466">
            <text:p>0,79957</text:p>
          </table:table-cell>
          <table:table-cell table:formula="of:=([.H20]+[.I20])/2" office:value-type="float" office:value="0.799574559617934">
            <text:p>0,79957</text:p>
          </table:table-cell>
          <table:table-cell table:formula="of:=SQRT([.H20]*[.I20])" office:value-type="float" office:value="0.799574559617934">
            <text:p>0,79957</text:p>
          </table:table-cell>
          <table:table-cell table:formula="of:=1/[.K20]" office:value-type="float" office:value="1.25066510429976">
            <text:p>1,2507</text:p>
          </table:table-cell>
          <table:table-cell table:number-columns-repeated="11"/>
        </table:table-row>
        <table:table-row table:style-name="ro2">
          <table:table-cell table:formula="of:=[.B21]/3.14159265*180" office:value-type="float" office:value="108.861981199249">
            <text:p>108,9</text:p>
          </table:table-cell>
          <table:table-cell office:value-type="float" office:value="1.9">
            <text:p>1,9</text:p>
          </table:table-cell>
          <table:table-cell table:formula="of:=COS([.B21]/2)" office:value-type="float" office:value="0.581683089463883">
            <text:p>0,58168</text:p>
          </table:table-cell>
          <table:table-cell table:formula="of:=(1+[.C21])/2" office:value-type="float" office:value="0.790841544731942">
            <text:p>0,79084</text:p>
          </table:table-cell>
          <table:table-cell table:formula="of:=SQRT([.C21])" office:value-type="float" office:value="0.762681512470234">
            <text:p>0,76268</text:p>
          </table:table-cell>
          <table:table-cell table:formula="of:=([.D21]+[.E21])/2" office:value-type="float" office:value="0.776761528601088">
            <text:p>0,77676</text:p>
          </table:table-cell>
          <table:table-cell table:formula="of:=SQRT([.D21]*[.E21])" office:value-type="float" office:value="0.776633906973198">
            <text:p>0,77663</text:p>
          </table:table-cell>
          <table:table-cell table:style-name="ce5" table:formula="of:=([.F21]+[.G21])/2" office:value-type="float" office:value="0.776697717787143">
            <text:p>0,77670</text:p>
          </table:table-cell>
          <table:table-cell table:style-name="ce5" table:formula="of:=SQRT([.F21]*[.G21])" office:value-type="float" office:value="0.776697715165904">
            <text:p>0,77670</text:p>
          </table:table-cell>
          <table:table-cell table:formula="of:=([.H21]+[.I21])/2" office:value-type="float" office:value="0.776697716476523">
            <text:p>0,77670</text:p>
          </table:table-cell>
          <table:table-cell table:formula="of:=SQRT([.H21]*[.I21])" office:value-type="float" office:value="0.776697716476523">
            <text:p>0,77670</text:p>
          </table:table-cell>
          <table:table-cell table:formula="of:=1/[.K21]" office:value-type="float" office:value="1.28750217592564">
            <text:p>1,2875</text:p>
          </table:table-cell>
          <table:table-cell table:number-columns-repeated="11"/>
        </table:table-row>
        <table:table-row table:style-name="ro2">
          <table:table-cell table:formula="of:=[.B22]/3.14159265*180" office:value-type="float" office:value="114.591559157105">
            <text:p>114,6</text:p>
          </table:table-cell>
          <table:table-cell office:value-type="float" office:value="2">
            <text:p>2</text:p>
          </table:table-cell>
          <table:table-cell table:formula="of:=COS([.B22]/2)" office:value-type="float" office:value="0.54030230586814">
            <text:p>0,54030</text:p>
          </table:table-cell>
          <table:table-cell table:formula="of:=(1+[.C22])/2" office:value-type="float" office:value="0.77015115293407">
            <text:p>0,77015</text:p>
          </table:table-cell>
          <table:table-cell table:formula="of:=SQRT([.C22])" office:value-type="float" office:value="0.735052587144716">
            <text:p>0,73505</text:p>
          </table:table-cell>
          <table:table-cell table:formula="of:=([.D22]+[.E22])/2" office:value-type="float" office:value="0.752601870039393">
            <text:p>0,75260</text:p>
          </table:table-cell>
          <table:table-cell table:formula="of:=SQRT([.D22]*[.E22])" office:value-type="float" office:value="0.752397233817798">
            <text:p>0,75240</text:p>
          </table:table-cell>
          <table:table-cell table:style-name="ce5" table:formula="of:=([.F22]+[.G22])/2" office:value-type="float" office:value="0.752499551928595">
            <text:p>0,75250</text:p>
          </table:table-cell>
          <table:table-cell table:style-name="ce5" table:formula="of:=SQRT([.F22]*[.G22])" office:value-type="float" office:value="0.752499544972448">
            <text:p>0,75250</text:p>
          </table:table-cell>
          <table:table-cell table:formula="of:=([.H22]+[.I22])/2" office:value-type="float" office:value="0.752499548450521">
            <text:p>0,75250</text:p>
          </table:table-cell>
          <table:table-cell table:formula="of:=SQRT([.H22]*[.I22])" office:value-type="float" office:value="0.752499548450521">
            <text:p>0,75250</text:p>
          </table:table-cell>
          <table:table-cell table:formula="of:=1/[.K22]" office:value-type="float" office:value="1.3289044519151">
            <text:p>1,3289</text:p>
          </table:table-cell>
          <table:table-cell table:number-columns-repeated="11"/>
        </table:table-row>
        <table:table-row table:style-name="ro2">
          <table:table-cell table:formula="of:=[.B23]/3.14159265*180" office:value-type="float" office:value="120.32113711496">
            <text:p>120,3</text:p>
          </table:table-cell>
          <table:table-cell office:value-type="float" office:value="2.1">
            <text:p>2,1</text:p>
          </table:table-cell>
          <table:table-cell table:formula="of:=COS([.B23]/2)" office:value-type="float" office:value="0.497571047891727">
            <text:p>0,49757</text:p>
          </table:table-cell>
          <table:table-cell table:formula="of:=(1+[.C23])/2" office:value-type="float" office:value="0.748785523945864">
            <text:p>0,74879</text:p>
          </table:table-cell>
          <table:table-cell table:formula="of:=SQRT([.C23])" office:value-type="float" office:value="0.705387161700386">
            <text:p>0,70539</text:p>
          </table:table-cell>
          <table:table-cell table:formula="of:=([.D23]+[.E23])/2" office:value-type="float" office:value="0.727086342823125">
            <text:p>0,72709</text:p>
          </table:table-cell>
          <table:table-cell table:formula="of:=SQRT([.D23]*[.E23])" office:value-type="float" office:value="0.726762475268577">
            <text:p>0,72676</text:p>
          </table:table-cell>
          <table:table-cell table:style-name="ce5" table:formula="of:=([.F23]+[.G23])/2" office:value-type="float" office:value="0.726924409045851">
            <text:p>0,72692</text:p>
          </table:table-cell>
          <table:table-cell table:style-name="ce5" table:formula="of:=SQRT([.F23]*[.G23])" office:value-type="float" office:value="0.72692439100921">
            <text:p>0,72692</text:p>
          </table:table-cell>
          <table:table-cell table:formula="of:=([.H23]+[.I23])/2" office:value-type="float" office:value="0.726924400027531">
            <text:p>0,72692</text:p>
          </table:table-cell>
          <table:table-cell table:formula="of:=SQRT([.H23]*[.I23])" office:value-type="float" office:value="0.726924400027531">
            <text:p>0,72692</text:p>
          </table:table-cell>
          <table:table-cell table:formula="of:=1/[.K23]" office:value-type="float" office:value="1.37565887176456">
            <text:p>1,3757</text:p>
          </table:table-cell>
          <table:table-cell table:number-columns-repeated="11"/>
        </table:table-row>
        <table:table-row table:style-name="ro2">
          <table:table-cell table:formula="of:=[.B24]/3.14159265*180" office:value-type="float" office:value="126.050715072815">
            <text:p>126,1</text:p>
          </table:table-cell>
          <table:table-cell office:value-type="float" office:value="2.2">
            <text:p>2,2</text:p>
          </table:table-cell>
          <table:table-cell table:formula="of:=COS([.B24]/2)" office:value-type="float" office:value="0.453596121425577">
            <text:p>0,45360</text:p>
          </table:table-cell>
          <table:table-cell table:formula="of:=(1+[.C24])/2" office:value-type="float" office:value="0.726798060712789">
            <text:p>0,72680</text:p>
          </table:table-cell>
          <table:table-cell table:formula="of:=SQRT([.C24])" office:value-type="float" office:value="0.673495450189218">
            <text:p>0,67350</text:p>
          </table:table-cell>
          <table:table-cell table:formula="of:=([.D24]+[.E24])/2" office:value-type="float" office:value="0.700146755451003">
            <text:p>0,70015</text:p>
          </table:table-cell>
          <table:table-cell table:formula="of:=SQRT([.D24]*[.E24])" office:value-type="float" office:value="0.699639326436422">
            <text:p>0,69964</text:p>
          </table:table-cell>
          <table:table-cell table:style-name="ce5" table:formula="of:=([.F24]+[.G24])/2" office:value-type="float" office:value="0.699893040943713">
            <text:p>0,69989</text:p>
          </table:table-cell>
          <table:table-cell table:style-name="ce5" table:formula="of:=SQRT([.F24]*[.G24])" office:value-type="float" office:value="0.699892994957362">
            <text:p>0,69989</text:p>
          </table:table-cell>
          <table:table-cell table:formula="of:=([.H24]+[.I24])/2" office:value-type="float" office:value="0.699893017950537">
            <text:p>0,69989</text:p>
          </table:table-cell>
          <table:table-cell table:formula="of:=SQRT([.H24]*[.I24])" office:value-type="float" office:value="0.699893017950537">
            <text:p>0,69989</text:p>
          </table:table-cell>
          <table:table-cell table:formula="of:=1/[.K24]" office:value-type="float" office:value="1.42878979265753">
            <text:p>1,4288</text:p>
          </table:table-cell>
          <table:table-cell table:number-columns-repeated="11"/>
        </table:table-row>
        <table:table-row table:style-name="ro2">
          <table:table-cell table:formula="of:=[.B25]/3.14159265*180" office:value-type="float" office:value="131.78029303067">
            <text:p>131,8</text:p>
          </table:table-cell>
          <table:table-cell office:value-type="float" office:value="2.3">
            <text:p>2,3</text:p>
          </table:table-cell>
          <table:table-cell table:formula="of:=COS([.B25]/2)" office:value-type="float" office:value="0.408487440884157">
            <text:p>0,40849</text:p>
          </table:table-cell>
          <table:table-cell table:formula="of:=(1+[.C25])/2" office:value-type="float" office:value="0.704243720442079">
            <text:p>0,70424</text:p>
          </table:table-cell>
          <table:table-cell table:formula="of:=SQRT([.C25])" office:value-type="float" office:value="0.639130222164589">
            <text:p>0,63913</text:p>
          </table:table-cell>
          <table:table-cell table:formula="of:=([.D25]+[.E25])/2" office:value-type="float" office:value="0.671686971303334">
            <text:p>0,67169</text:p>
          </table:table-cell>
          <table:table-cell table:formula="of:=SQRT([.D25]*[.E25])" office:value-type="float" office:value="0.670897492545741">
            <text:p>0,67090</text:p>
          </table:table-cell>
          <table:table-cell table:style-name="ce5" table:formula="of:=([.F25]+[.G25])/2" office:value-type="float" office:value="0.671292231924538">
            <text:p>0,67129</text:p>
          </table:table-cell>
          <table:table-cell table:style-name="ce5" table:formula="of:=SQRT([.F25]*[.G25])" office:value-type="float" office:value="0.671292115865403">
            <text:p>0,67129</text:p>
          </table:table-cell>
          <table:table-cell table:formula="of:=([.H25]+[.I25])/2" office:value-type="float" office:value="0.67129217389497">
            <text:p>0,67129</text:p>
          </table:table-cell>
          <table:table-cell table:formula="of:=SQRT([.H25]*[.I25])" office:value-type="float" office:value="0.671292173894968">
            <text:p>0,67129</text:p>
          </table:table-cell>
          <table:table-cell table:formula="of:=1/[.K25]" office:value-type="float" office:value="1.48966432037753">
            <text:p>1,4897</text:p>
          </table:table-cell>
          <table:table-cell table:number-columns-repeated="11"/>
        </table:table-row>
        <table:table-row table:style-name="ro2">
          <table:table-cell table:formula="of:=[.B26]/3.14159265*180" office:value-type="float" office:value="137.509870988526">
            <text:p>137,5</text:p>
          </table:table-cell>
          <table:table-cell office:value-type="float" office:value="2.4">
            <text:p>2,4</text:p>
          </table:table-cell>
          <table:table-cell table:formula="of:=COS([.B26]/2)" office:value-type="float" office:value="0.362357754476673">
            <text:p>0,36236</text:p>
          </table:table-cell>
          <table:table-cell table:formula="of:=(1+[.C26])/2" office:value-type="float" office:value="0.681178877238337">
            <text:p>0,68118</text:p>
          </table:table-cell>
          <table:table-cell table:formula="of:=SQRT([.C26])" office:value-type="float" office:value="0.601961588871477">
            <text:p>0,60196</text:p>
          </table:table-cell>
          <table:table-cell table:formula="of:=([.D26]+[.E26])/2" office:value-type="float" office:value="0.641570233054907">
            <text:p>0,64157</text:p>
          </table:table-cell>
          <table:table-cell table:formula="of:=SQRT([.D26]*[.E26])" office:value-type="float" office:value="0.640346405664995">
            <text:p>0,64035</text:p>
          </table:table-cell>
          <table:table-cell table:style-name="ce5" table:formula="of:=([.F26]+[.G26])/2" office:value-type="float" office:value="0.640958319359951">
            <text:p>0,64096</text:p>
          </table:table-cell>
          <table:table-cell table:style-name="ce5" table:formula="of:=SQRT([.F26]*[.G26])" office:value-type="float" office:value="0.64095802726728">
            <text:p>0,64096</text:p>
          </table:table-cell>
          <table:table-cell table:formula="of:=([.H26]+[.I26])/2" office:value-type="float" office:value="0.640958173313615">
            <text:p>0,64096</text:p>
          </table:table-cell>
          <table:table-cell table:formula="of:=SQRT([.H26]*[.I26])" office:value-type="float" office:value="0.640958173313599">
            <text:p>0,64096</text:p>
          </table:table-cell>
          <table:table-cell table:formula="of:=1/[.K26]" office:value-type="float" office:value="1.56016420670672">
            <text:p>1,5602</text:p>
          </table:table-cell>
          <table:table-cell table:number-columns-repeated="11"/>
        </table:table-row>
        <table:table-row table:style-name="ro2">
          <table:table-cell table:formula="of:=[.B27]/3.14159265*180" office:value-type="float" office:value="143.239448946381">
            <text:p>143,2</text:p>
          </table:table-cell>
          <table:table-cell office:value-type="float" office:value="2.5">
            <text:p>2,5</text:p>
          </table:table-cell>
          <table:table-cell table:formula="of:=COS([.B27]/2)" office:value-type="float" office:value="0.315322362395269">
            <text:p>0,31532</text:p>
          </table:table-cell>
          <table:table-cell table:formula="of:=(1+[.C27])/2" office:value-type="float" office:value="0.657661181197634">
            <text:p>0,65766</text:p>
          </table:table-cell>
          <table:table-cell table:formula="of:=SQRT([.C27])" office:value-type="float" office:value="0.561535717826808">
            <text:p>0,56154</text:p>
          </table:table-cell>
          <table:table-cell table:formula="of:=([.D27]+[.E27])/2" office:value-type="float" office:value="0.609598449512221">
            <text:p>0,60960</text:p>
          </table:table-cell>
          <table:table-cell table:formula="of:=SQRT([.D27]*[.E27])" office:value-type="float" office:value="0.607700784490723">
            <text:p>0,60770</text:p>
          </table:table-cell>
          <table:table-cell table:style-name="ce5" table:formula="of:=([.F27]+[.G27])/2" office:value-type="float" office:value="0.608649617001472">
            <text:p>0,60865</text:p>
          </table:table-cell>
          <table:table-cell table:style-name="ce5" table:formula="of:=SQRT([.F27]*[.G27])" office:value-type="float" office:value="0.608648877426801">
            <text:p>0,60865</text:p>
          </table:table-cell>
          <table:table-cell table:formula="of:=([.H27]+[.I27])/2" office:value-type="float" office:value="0.608649247214137">
            <text:p>0,60865</text:p>
          </table:table-cell>
          <table:table-cell table:formula="of:=SQRT([.H27]*[.I27])" office:value-type="float" office:value="0.608649247214024">
            <text:p>0,60865</text:p>
          </table:table-cell>
          <table:table-cell table:formula="of:=1/[.K27]" office:value-type="float" office:value="1.64298239844592">
            <text:p>1,6430</text:p>
          </table:table-cell>
          <table:table-cell table:number-columns-repeated="11"/>
        </table:table-row>
        <table:table-row table:style-name="ro2">
          <table:table-cell table:formula="of:=[.B28]/3.14159265*180" office:value-type="float" office:value="148.969026904236">
            <text:p>149,0</text:p>
          </table:table-cell>
          <table:table-cell office:value-type="float" office:value="2.6">
            <text:p>2,6</text:p>
          </table:table-cell>
          <table:table-cell table:formula="of:=COS([.B28]/2)" office:value-type="float" office:value="0.267498828624587">
            <text:p>0,26750</text:p>
          </table:table-cell>
          <table:table-cell table:formula="of:=(1+[.C28])/2" office:value-type="float" office:value="0.633749414312294">
            <text:p>0,63375</text:p>
          </table:table-cell>
          <table:table-cell table:formula="of:=SQRT([.C28])" office:value-type="float" office:value="0.517202889226837">
            <text:p>0,51720</text:p>
          </table:table-cell>
          <table:table-cell table:formula="of:=([.D28]+[.E28])/2" office:value-type="float" office:value="0.575476151769565">
            <text:p>0,57548</text:p>
          </table:table-cell>
          <table:table-cell table:formula="of:=SQRT([.D28]*[.E28])" office:value-type="float" office:value="0.572518146549202">
            <text:p>0,57252</text:p>
          </table:table-cell>
          <table:table-cell table:style-name="ce5" table:formula="of:=([.F28]+[.G28])/2" office:value-type="float" office:value="0.573997149159384">
            <text:p>0,57400</text:p>
          </table:table-cell>
          <table:table-cell table:style-name="ce5" table:formula="of:=SQRT([.F28]*[.G28])" office:value-type="float" office:value="0.573995243703621">
            <text:p>0,57400</text:p>
          </table:table-cell>
          <table:table-cell table:formula="of:=([.H28]+[.I28])/2" office:value-type="float" office:value="0.573996196431502">
            <text:p>0,57400</text:p>
          </table:table-cell>
          <table:table-cell table:formula="of:=SQRT([.H28]*[.I28])" office:value-type="float" office:value="0.573996196430711">
            <text:p>0,57400</text:p>
          </table:table-cell>
          <table:table-cell table:formula="of:=1/[.K28]" office:value-type="float" office:value="1.74217182312063">
            <text:p>1,7422</text:p>
          </table:table-cell>
          <table:table-cell table:number-columns-repeated="11"/>
        </table:table-row>
        <table:table-row table:style-name="ro2">
          <table:table-cell table:formula="of:=[.B29]/3.14159265*180" office:value-type="float" office:value="154.698604862091">
            <text:p>154,7</text:p>
          </table:table-cell>
          <table:table-cell office:value-type="float" office:value="2.7">
            <text:p>2,7</text:p>
          </table:table-cell>
          <table:table-cell table:formula="of:=COS([.B29]/2)" office:value-type="float" office:value="0.219006687093041">
            <text:p>0,21901</text:p>
          </table:table-cell>
          <table:table-cell table:formula="of:=(1+[.C29])/2" office:value-type="float" office:value="0.609503343546521">
            <text:p>0,60950</text:p>
          </table:table-cell>
          <table:table-cell table:formula="of:=SQRT([.C29])" office:value-type="float" office:value="0.467981502938996">
            <text:p>0,46798</text:p>
          </table:table-cell>
          <table:table-cell table:formula="of:=([.D29]+[.E29])/2" office:value-type="float" office:value="0.538742423242758">
            <text:p>0,53874</text:p>
          </table:table-cell>
          <table:table-cell table:formula="of:=SQRT([.D29]*[.E29])" office:value-type="float" office:value="0.534075173322299">
            <text:p>0,53408</text:p>
          </table:table-cell>
          <table:table-cell table:style-name="ce6" table:formula="of:=([.F29]+[.G29])/2" office:value-type="float" office:value="0.536408798282529">
            <text:p>0,53641</text:p>
          </table:table-cell>
          <table:table-cell table:style-name="ce6" table:formula="of:=SQRT([.F29]*[.G29])" office:value-type="float" office:value="0.536403722087619">
            <text:p>0,53640</text:p>
          </table:table-cell>
          <table:table-cell table:style-name="ce5" table:formula="of:=([.H29]+[.I29])/2" office:value-type="float" office:value="0.536406260185074">
            <text:p>0,53641</text:p>
          </table:table-cell>
          <table:table-cell table:style-name="ce5" table:formula="of:=SQRT([.H29]*[.I29])" office:value-type="float" office:value="0.536406260179069">
            <text:p>0,53641</text:p>
          </table:table-cell>
          <table:table-cell table:formula="of:=1/[.K29]" office:value-type="float" office:value="1.86425863051294">
            <text:p>1,8643</text:p>
          </table:table-cell>
          <table:table-cell table:number-columns-repeated="11"/>
        </table:table-row>
        <table:table-row table:style-name="ro2">
          <table:table-cell table:formula="of:=[.B30]/3.14159265*180" office:value-type="float" office:value="160.428182819946">
            <text:p>160,4</text:p>
          </table:table-cell>
          <table:table-cell office:value-type="float" office:value="2.8">
            <text:p>2,8</text:p>
          </table:table-cell>
          <table:table-cell table:formula="of:=COS([.B30]/2)" office:value-type="float" office:value="0.169967142900241">
            <text:p>0,16997</text:p>
          </table:table-cell>
          <table:table-cell table:formula="of:=(1+[.C30])/2" office:value-type="float" office:value="0.58498357145012">
            <text:p>0,58498</text:p>
          </table:table-cell>
          <table:table-cell table:formula="of:=SQRT([.C30])" office:value-type="float" office:value="0.41227071555016">
            <text:p>0,41227</text:p>
          </table:table-cell>
          <table:table-cell table:formula="of:=([.D30]+[.E30])/2" office:value-type="float" office:value="0.49862714350014">
            <text:p>0,49863</text:p>
          </table:table-cell>
          <table:table-cell table:formula="of:=SQRT([.D30]*[.E30])" office:value-type="float" office:value="0.491092247532812">
            <text:p>0,49109</text:p>
          </table:table-cell>
          <table:table-cell table:style-name="ce6" table:formula="of:=([.F30]+[.G30])/2" office:value-type="float" office:value="0.494859695516476">
            <text:p>0,49486</text:p>
          </table:table-cell>
          <table:table-cell table:style-name="ce6" table:formula="of:=SQRT([.F30]*[.G30])" office:value-type="float" office:value="0.494845354209121">
            <text:p>0,49485</text:p>
          </table:table-cell>
          <table:table-cell table:style-name="ce5" table:formula="of:=([.H30]+[.I30])/2" office:value-type="float" office:value="0.494852524862799">
            <text:p>0,49485</text:p>
          </table:table-cell>
          <table:table-cell table:style-name="ce5" table:formula="of:=SQRT([.H30]*[.I30])" office:value-type="float" office:value="0.494852524810845">
            <text:p>0,49485</text:p>
          </table:table-cell>
          <table:table-cell table:formula="of:=1/[.K30]" office:value-type="float" office:value="2.02080407770425">
            <text:p>2,0208</text:p>
          </table:table-cell>
          <table:table-cell table:number-columns-repeated="11"/>
        </table:table-row>
        <table:table-row table:style-name="ro2">
          <table:table-cell table:formula="of:=[.B31]/3.14159265*180" office:value-type="float" office:value="166.157760777802">
            <text:p>166,2</text:p>
          </table:table-cell>
          <table:table-cell office:value-type="float" office:value="2.9">
            <text:p>2,9</text:p>
          </table:table-cell>
          <table:table-cell table:formula="of:=COS([.B31]/2)" office:value-type="float" office:value="0.120502769367366">
            <text:p>0,12050</text:p>
          </table:table-cell>
          <table:table-cell table:formula="of:=(1+[.C31])/2" office:value-type="float" office:value="0.560251384683683">
            <text:p>0,56025</text:p>
          </table:table-cell>
          <table:table-cell table:formula="of:=SQRT([.C31])" office:value-type="float" office:value="0.347135088067119">
            <text:p>0,34714</text:p>
          </table:table-cell>
          <table:table-cell table:formula="of:=([.D31]+[.E31])/2" office:value-type="float" office:value="0.453693236375401">
            <text:p>0,45369</text:p>
          </table:table-cell>
          <table:table-cell table:formula="of:=SQRT([.D31]*[.E31])" office:value-type="float" office:value="0.44100216979273">
            <text:p>0,44100</text:p>
          </table:table-cell>
          <table:table-cell table:style-name="ce6" table:formula="of:=([.F31]+[.G31])/2" office:value-type="float" office:value="0.447347703084065">
            <text:p>0,44735</text:p>
          </table:table-cell>
          <table:table-cell table:style-name="ce6" table:formula="of:=SQRT([.F31]*[.G31])" office:value-type="float" office:value="0.447302695790935">
            <text:p>0,44730</text:p>
          </table:table-cell>
          <table:table-cell table:style-name="ce5" table:formula="of:=([.H31]+[.I31])/2" office:value-type="float" office:value="0.4473251994375">
            <text:p>0,44733</text:p>
          </table:table-cell>
          <table:table-cell table:style-name="ce5" table:formula="of:=SQRT([.H31]*[.I31])" office:value-type="float" office:value="0.447325198871453">
            <text:p>0,44733</text:p>
          </table:table-cell>
          <table:table-cell table:formula="of:=1/[.K31]" office:value-type="float" office:value="2.2355100998622">
            <text:p>2,2355</text:p>
          </table:table-cell>
          <table:table-cell table:number-columns-repeated="11"/>
        </table:table-row>
        <table:table-row table:style-name="ro2">
          <table:table-cell table:formula="of:=[.B32]/3.14159265*180" office:value-type="float" office:value="171.887338735657">
            <text:p>171,9</text:p>
          </table:table-cell>
          <table:table-cell office:value-type="float" office:value="3">
            <text:p>3</text:p>
          </table:table-cell>
          <table:table-cell table:formula="of:=COS([.B32]/2)" office:value-type="float" office:value="0.0707372016677029">
            <text:p>0,07074</text:p>
          </table:table-cell>
          <table:table-cell table:formula="of:=(1+[.C32])/2" office:value-type="float" office:value="0.535368600833851">
            <text:p>0,53537</text:p>
          </table:table-cell>
          <table:table-cell table:formula="of:=SQRT([.C32])" office:value-type="float" office:value="0.265964662441654">
            <text:p>0,26596</text:p>
          </table:table-cell>
          <table:table-cell table:formula="of:=([.D32]+[.E32])/2" office:value-type="float" office:value="0.400666631637753">
            <text:p>0,40067</text:p>
          </table:table-cell>
          <table:table-cell table:formula="of:=SQRT([.D32]*[.E32])" office:value-type="float" office:value="0.377344841229658">
            <text:p>0,37734</text:p>
          </table:table-cell>
          <table:table-cell table:formula="of:=([.F32]+[.G32])/2" office:value-type="float" office:value="0.389005736433705">
            <text:p>0,38901</text:p>
          </table:table-cell>
          <table:table-cell table:formula="of:=SQRT([.F32]*[.G32])" office:value-type="float" office:value="0.388830922768971">
            <text:p>0,38883</text:p>
          </table:table-cell>
          <table:table-cell table:style-name="ce5" table:formula="of:=([.H32]+[.I32])/2" office:value-type="float" office:value="0.388918329601338">
            <text:p>0,38892</text:p>
          </table:table-cell>
          <table:table-cell table:style-name="ce5" table:formula="of:=SQRT([.H32]*[.I32])" office:value-type="float" office:value="0.388918319779283">
            <text:p>0,38892</text:p>
          </table:table-cell>
          <table:table-cell table:formula="of:=1/[.K32]" office:value-type="float" office:value="2.57123398190014">
            <text:p>2,5712</text:p>
          </table:table-cell>
          <table:table-cell table:number-columns-repeated="11"/>
        </table:table-row>
        <table:table-row table:style-name="ro2">
          <table:table-cell table:formula="of:=[.B33]/3.14159265*180" office:value-type="float" office:value="177.616916693512">
            <text:p>177,6</text:p>
          </table:table-cell>
          <table:table-cell office:value-type="float" office:value="3.1">
            <text:p>3,1</text:p>
          </table:table-cell>
          <table:table-cell table:formula="of:=COS([.B33]/2)" office:value-type="float" office:value="0.0207948278030924">
            <text:p>0,02079</text:p>
          </table:table-cell>
          <table:table-cell table:formula="of:=(1+[.C33])/2" office:value-type="float" office:value="0.510397413901546">
            <text:p>0,51040</text:p>
          </table:table-cell>
          <table:table-cell table:formula="of:=SQRT([.C33])" office:value-type="float" office:value="0.144204118537206">
            <text:p>0,14420</text:p>
          </table:table-cell>
          <table:table-cell table:formula="of:=([.D33]+[.E33])/2" office:value-type="float" office:value="0.327300766219376">
            <text:p>0,32730</text:p>
          </table:table-cell>
          <table:table-cell table:formula="of:=SQRT([.D33]*[.E33])" office:value-type="float" office:value="0.271295796457191">
            <text:p>0,27130</text:p>
          </table:table-cell>
          <table:table-cell table:formula="of:=([.F33]+[.G33])/2" office:value-type="float" office:value="0.299298281338283">
            <text:p>0,29930</text:p>
          </table:table-cell>
          <table:table-cell table:formula="of:=SQRT([.F33]*[.G33])" office:value-type="float" office:value="0.297985439329734">
            <text:p>0,29799</text:p>
          </table:table-cell>
          <table:table-cell table:style-name="ce5" table:formula="of:=([.H33]+[.I33])/2" office:value-type="float" office:value="0.298641860334009">
            <text:p>0,29864</text:p>
          </table:table-cell>
          <table:table-cell table:style-name="ce5" table:formula="of:=SQRT([.H33]*[.I33])" office:value-type="float" office:value="0.298641138919645">
            <text:p>0,29864</text:p>
          </table:table-cell>
          <table:table-cell table:formula="of:=1/[.K33]" office:value-type="float" office:value="3.34850048997794">
            <text:p>3,348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table:style-name="Default" office:value-type="string">
            <text:p>deg</text:p>
          </table:table-cell>
          <table:table-cell office:value-type="string">
            <text:p>teta</text:p>
          </table:table-cell>
          <table:table-cell table:style-name="Default" office:value-type="string">
            <text:p>Teta^2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Teta^4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Teta^6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Teta^8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Teta^10</text:p>
          </table:table-cell>
          <table:table-cell table:style-name="Default" office:value-type="float" office:value="10">
            <text:p>10</text:p>
          </table:table-cell>
          <table:table-cell office:value-type="string">
            <text:p>Teta^12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2">
          <table:table-cell table:style-name="Default" table:formula="of:=[.B37]/3.14159265*18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B37]^2" office:value-type="float" office:value="0">
            <text:p>0,00</text:p>
          </table:table-cell>
          <table:table-cell table:style-name="ce7" table:formula="of:=1+[.C37]/16" office:value-type="float" office:value="1">
            <text:p>1,00</text:p>
          </table:table-cell>
          <table:table-cell table:style-name="ce3" table:formula="of:=[.C37]*[.C37]" office:value-type="float" office:value="0">
            <text:p>0,00</text:p>
          </table:table-cell>
          <table:table-cell table:style-name="ce7" table:formula="of:=[.D37]+[.E37]*11/3072" office:value-type="float" office:value="1">
            <text:p>1,00</text:p>
          </table:table-cell>
          <table:table-cell table:style-name="ce3" table:formula="of:=[.E37]*[.$C37]" office:value-type="float" office:value="0">
            <text:p>0,00</text:p>
          </table:table-cell>
          <table:table-cell table:style-name="ce3" table:formula="of:=[.F37]+[.G37]*173/737280" office:value-type="float" office:value="1">
            <text:p>1,00</text:p>
          </table:table-cell>
          <table:table-cell table:style-name="ce3" table:formula="of:=[.G37]*[.$C37]" office:value-type="float" office:value="0">
            <text:p>0,00</text:p>
          </table:table-cell>
          <table:table-cell table:style-name="ce3" table:formula="of:=[.H37]+[.I37]*22931/1321205760" office:value-type="float" office:value="1">
            <text:p>1,00</text:p>
          </table:table-cell>
          <table:table-cell table:style-name="ce3" table:formula="of:=[.I37]*[.$C37]" office:value-type="float" office:value="0">
            <text:p>0,00</text:p>
          </table:table-cell>
          <table:table-cell table:style-name="ce3" table:formula="of:=[.J37]+[.K37]*1319183/951268147200" office:value-type="float" office:value="1">
            <text:p>1,00</text:p>
          </table:table-cell>
          <table:table-cell table:style-name="ce3" table:formula="of:=[.K37]*[.$C37]" office:value-type="float" office:value="0">
            <text:p>0,00</text:p>
          </table:table-cell>
          <table:table-cell table:style-name="ce3" table:formula="of:=[.L37]+[.M37]*233526463/2.0090783268864E+015" office:value-type="float" office:value="1">
            <text:p>1,00</text:p>
          </table:table-cell>
          <table:table-cell table:number-columns-repeated="9"/>
        </table:table-row>
        <table:table-row table:style-name="ro2">
          <table:table-cell table:formula="of:=[.B38]/3.14159265*180" office:value-type="float" office:value="5.72957795785523">
            <text:p>5,7</text:p>
          </table:table-cell>
          <table:table-cell office:value-type="float" office:value="0.1">
            <text:p>0,1</text:p>
          </table:table-cell>
          <table:table-cell table:style-name="ce4" table:formula="of:=[.B38]^2" office:value-type="float" office:value="0.01">
            <text:p>0,01</text:p>
          </table:table-cell>
          <table:table-cell table:style-name="ce7" table:formula="of:=1+[.C38]/16" office:value-type="float" office:value="1.000625">
            <text:p>1,00</text:p>
          </table:table-cell>
          <table:table-cell table:style-name="ce4" table:formula="of:=[.C38]*[.C38]" office:value-type="float" office:value="0.0001">
            <text:p>0,00</text:p>
          </table:table-cell>
          <table:table-cell table:style-name="ce7" table:formula="of:=[.D38]+[.E38]*11/3072" office:value-type="float" office:value="1.00062535807292">
            <text:p>1,00</text:p>
          </table:table-cell>
          <table:table-cell table:style-name="ce4" table:formula="of:=[.E38]*[.C38]" office:value-type="float" office:value="0.000001">
            <text:p>0,00</text:p>
          </table:table-cell>
          <table:table-cell table:style-name="ce4" table:formula="of:=[.F38]+[.G38]*173/737280" office:value-type="float" office:value="1.00062535830756">
            <text:p>1,00</text:p>
          </table:table-cell>
          <table:table-cell table:style-name="ce4" table:formula="of:=[.G38]*[.$C38]" office:value-type="float" office:value="0.00000001">
            <text:p>0,00</text:p>
          </table:table-cell>
          <table:table-cell table:style-name="ce4" table:formula="of:=[.H38]+[.I38]*22931/1321205760" office:value-type="float" office:value="1.00062535830774">
            <text:p>1,00</text:p>
          </table:table-cell>
          <table:table-cell table:style-name="ce4" table:formula="of:=[.I38]*[.$C38]" office:value-type="float" office:value="0.0000000001">
            <text:p>0,00</text:p>
          </table:table-cell>
          <table:table-cell table:style-name="ce4" table:formula="of:=[.J38]+[.K38]*1319183/951268147200" office:value-type="float" office:value="1.00062535830774">
            <text:p>1,00</text:p>
          </table:table-cell>
          <table:table-cell table:style-name="ce4" table:formula="of:=[.K38]*[.$C38]" office:value-type="float" office:value="0.000000000001">
            <text:p>0,00</text:p>
          </table:table-cell>
          <table:table-cell table:style-name="ce4" table:formula="of:=[.L38]+[.M38]*233526463/2.0090783268864E+015" office:value-type="float" office:value="1.00062535830774">
            <text:p>1,00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39]/3.14159265*180" office:value-type="float" office:value="11.4591559157105">
            <text:p>11,5</text:p>
          </table:table-cell>
          <table:table-cell office:value-type="float" office:value="0.2">
            <text:p>0,2</text:p>
          </table:table-cell>
          <table:table-cell table:style-name="ce4" table:formula="of:=[.B39]^2" office:value-type="float" office:value="0.04">
            <text:p>0,04</text:p>
          </table:table-cell>
          <table:table-cell table:style-name="ce7" table:formula="of:=1+[.C39]/16" office:value-type="float" office:value="1.0025">
            <text:p>1,00</text:p>
          </table:table-cell>
          <table:table-cell table:style-name="ce4" table:formula="of:=[.C39]*[.C39]" office:value-type="float" office:value="0.0016">
            <text:p>0,00</text:p>
          </table:table-cell>
          <table:table-cell table:style-name="ce7" table:formula="of:=[.D39]+[.E39]*11/3072" office:value-type="float" office:value="1.00250572916667">
            <text:p>1,00</text:p>
          </table:table-cell>
          <table:table-cell table:style-name="ce4" table:formula="of:=[.E39]*[.C39]" office:value-type="float" office:value="0.000064">
            <text:p>0,00</text:p>
          </table:table-cell>
          <table:table-cell table:style-name="ce4" table:formula="of:=[.F39]+[.G39]*173/737280" office:value-type="float" office:value="1.00250574418403">
            <text:p>1,00</text:p>
          </table:table-cell>
          <table:table-cell table:style-name="ce4" table:formula="of:=[.G39]*[.$C39]" office:value-type="float" office:value="0.00000256">
            <text:p>0,00</text:p>
          </table:table-cell>
          <table:table-cell table:style-name="ce4" table:formula="of:=[.H39]+[.I39]*22931/1321205760" office:value-type="float" office:value="1.00250574422846">
            <text:p>1,00</text:p>
          </table:table-cell>
          <table:table-cell table:style-name="ce4" table:formula="of:=[.I39]*[.$C39]" office:value-type="float" office:value="0.0000001024">
            <text:p>0,00</text:p>
          </table:table-cell>
          <table:table-cell table:style-name="ce4" table:formula="of:=[.J39]+[.K39]*1319183/951268147200" office:value-type="float" office:value="1.0025057442286">
            <text:p>1,00</text:p>
          </table:table-cell>
          <table:table-cell table:style-name="ce4" table:formula="of:=[.K39]*[.$C39]" office:value-type="float" office:value="0.000000004096">
            <text:p>0,00</text:p>
          </table:table-cell>
          <table:table-cell table:style-name="ce4" table:formula="of:=[.L39]+[.M39]*233526463/2.0090783268864E+015" office:value-type="float" office:value="1.0025057442286">
            <text:p>1,00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0]/3.14159265*180" office:value-type="float" office:value="17.1887338735657">
            <text:p>17,2</text:p>
          </table:table-cell>
          <table:table-cell office:value-type="float" office:value="0.3">
            <text:p>0,3</text:p>
          </table:table-cell>
          <table:table-cell table:style-name="ce4" table:formula="of:=[.B40]^2" office:value-type="float" office:value="0.09">
            <text:p>0,09</text:p>
          </table:table-cell>
          <table:table-cell table:style-name="ce7" table:formula="of:=1+[.C40]/16" office:value-type="float" office:value="1.005625">
            <text:p>1,01</text:p>
          </table:table-cell>
          <table:table-cell table:style-name="ce4" table:formula="of:=[.C40]*[.C40]" office:value-type="float" office:value="0.00810000000000001">
            <text:p>0,01</text:p>
          </table:table-cell>
          <table:table-cell table:style-name="ce7" table:formula="of:=[.D40]+[.E40]*11/3072" office:value-type="float" office:value="1.00565400390625">
            <text:p>1,01</text:p>
          </table:table-cell>
          <table:table-cell table:style-name="ce4" table:formula="of:=[.E40]*[.C40]" office:value-type="float" office:value="0.000729000000000001">
            <text:p>0,00</text:p>
          </table:table-cell>
          <table:table-cell table:style-name="ce4" table:formula="of:=[.F40]+[.G40]*173/737280" office:value-type="float" office:value="1.00565417496338">
            <text:p>1,01</text:p>
          </table:table-cell>
          <table:table-cell table:style-name="ce4" table:formula="of:=[.G40]*[.$C40]" office:value-type="float" office:value="0.0000656100000000001">
            <text:p>0,00</text:p>
          </table:table-cell>
          <table:table-cell table:style-name="ce4" table:formula="of:=[.H40]+[.I40]*22931/1321205760" office:value-type="float" office:value="1.00565417610211">
            <text:p>1,01</text:p>
          </table:table-cell>
          <table:table-cell table:style-name="ce4" table:formula="of:=[.I40]*[.$C40]" office:value-type="float" office:value="0.00000590490000000001">
            <text:p>0,00</text:p>
          </table:table-cell>
          <table:table-cell table:style-name="ce4" table:formula="of:=[.J40]+[.K40]*1319183/951268147200" office:value-type="float" office:value="1.0056541761103">
            <text:p>1,01</text:p>
          </table:table-cell>
          <table:table-cell table:style-name="ce4" table:formula="of:=[.K40]*[.$C40]" office:value-type="float" office:value="0.000000531441000000001">
            <text:p>0,00</text:p>
          </table:table-cell>
          <table:table-cell table:style-name="ce4" table:formula="of:=[.L40]+[.M40]*233526463/2.0090783268864E+015" office:value-type="float" office:value="1.00565417611036">
            <text:p>1,01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1]/3.14159265*180" office:value-type="float" office:value="22.9183118314209">
            <text:p>22,9</text:p>
          </table:table-cell>
          <table:table-cell office:value-type="float" office:value="0.4">
            <text:p>0,4</text:p>
          </table:table-cell>
          <table:table-cell table:style-name="ce4" table:formula="of:=[.B41]^2" office:value-type="float" office:value="0.16">
            <text:p>0,16</text:p>
          </table:table-cell>
          <table:table-cell table:style-name="ce7" table:formula="of:=1+[.C41]/16" office:value-type="float" office:value="1.01">
            <text:p>1,01</text:p>
          </table:table-cell>
          <table:table-cell table:style-name="ce4" table:formula="of:=[.C41]*[.C41]" office:value-type="float" office:value="0.0256">
            <text:p>0,03</text:p>
          </table:table-cell>
          <table:table-cell table:style-name="ce7" table:formula="of:=[.D41]+[.E41]*11/3072" office:value-type="float" office:value="1.01009166666667">
            <text:p>1,01</text:p>
          </table:table-cell>
          <table:table-cell table:style-name="ce4" table:formula="of:=[.E41]*[.C41]" office:value-type="float" office:value="0.004096">
            <text:p>0,00</text:p>
          </table:table-cell>
          <table:table-cell table:style-name="ce4" table:formula="of:=[.F41]+[.G41]*173/737280" office:value-type="float" office:value="1.01009262777778">
            <text:p>1,01</text:p>
          </table:table-cell>
          <table:table-cell table:style-name="ce4" table:formula="of:=[.G41]*[.$C41]" office:value-type="float" office:value="0.000655360000000001">
            <text:p>0,00</text:p>
          </table:table-cell>
          <table:table-cell table:style-name="ce4" table:formula="of:=[.H41]+[.I41]*22931/1321205760" office:value-type="float" office:value="1.01009263915228">
            <text:p>1,01</text:p>
          </table:table-cell>
          <table:table-cell table:style-name="ce4" table:formula="of:=[.I41]*[.$C41]" office:value-type="float" office:value="0.0001048576">
            <text:p>0,00</text:p>
          </table:table-cell>
          <table:table-cell table:style-name="ce4" table:formula="of:=[.J41]+[.K41]*1319183/951268147200" office:value-type="float" office:value="1.01009263929769">
            <text:p>1,01</text:p>
          </table:table-cell>
          <table:table-cell table:style-name="ce4" table:formula="of:=[.K41]*[.$C41]" office:value-type="float" office:value="0.000016777216">
            <text:p>0,00</text:p>
          </table:table-cell>
          <table:table-cell table:style-name="ce4" table:formula="of:=[.L41]+[.M41]*233526463/2.0090783268864E+015" office:value-type="float" office:value="1.01009263929964">
            <text:p>1,01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2]/3.14159265*180" office:value-type="float" office:value="28.6478897892761">
            <text:p>28,6</text:p>
          </table:table-cell>
          <table:table-cell office:value-type="float" office:value="0.5">
            <text:p>0,5</text:p>
          </table:table-cell>
          <table:table-cell table:style-name="ce4" table:formula="of:=[.B42]^2" office:value-type="float" office:value="0.25">
            <text:p>0,25</text:p>
          </table:table-cell>
          <table:table-cell table:style-name="ce7" table:formula="of:=1+[.C42]/16" office:value-type="float" office:value="1.015625">
            <text:p>1,02</text:p>
          </table:table-cell>
          <table:table-cell table:style-name="ce4" table:formula="of:=[.C42]*[.C42]" office:value-type="float" office:value="0.0625">
            <text:p>0,06</text:p>
          </table:table-cell>
          <table:table-cell table:style-name="ce7" table:formula="of:=[.D42]+[.E42]*11/3072" office:value-type="float" office:value="1.01584879557292">
            <text:p>1,02</text:p>
          </table:table-cell>
          <table:table-cell table:style-name="ce4" table:formula="of:=[.E42]*[.C42]" office:value-type="float" office:value="0.015625">
            <text:p>0,02</text:p>
          </table:table-cell>
          <table:table-cell table:style-name="ce4" table:formula="of:=[.F42]+[.G42]*173/737280" office:value-type="float" office:value="1.01585246192084">
            <text:p>1,02</text:p>
          </table:table-cell>
          <table:table-cell table:style-name="ce4" table:formula="of:=[.G42]*[.$C42]" office:value-type="float" office:value="0.00390625">
            <text:p>0,00</text:p>
          </table:table-cell>
          <table:table-cell table:style-name="ce4" table:formula="of:=[.H42]+[.I42]*22931/1321205760" office:value-type="float" office:value="1.01585252971817">
            <text:p>1,02</text:p>
          </table:table-cell>
          <table:table-cell table:style-name="ce4" table:formula="of:=[.I42]*[.$C42]" office:value-type="float" office:value="0.0009765625">
            <text:p>0,00</text:p>
          </table:table-cell>
          <table:table-cell table:style-name="ce4" table:formula="of:=[.J42]+[.K42]*1319183/951268147200" office:value-type="float" office:value="1.01585253107243">
            <text:p>1,02</text:p>
          </table:table-cell>
          <table:table-cell table:style-name="ce4" table:formula="of:=[.K42]*[.$C42]" office:value-type="float" office:value="0.000244140625">
            <text:p>0,00</text:p>
          </table:table-cell>
          <table:table-cell table:style-name="ce4" table:formula="of:=[.L42]+[.M42]*233526463/2.0090783268864E+015" office:value-type="float" office:value="1.01585253110081">
            <text:p>1,02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3]/3.14159265*180" office:value-type="float" office:value="34.3774677471314">
            <text:p>34,4</text:p>
          </table:table-cell>
          <table:table-cell office:value-type="float" office:value="0.6">
            <text:p>0,6</text:p>
          </table:table-cell>
          <table:table-cell table:style-name="ce4" table:formula="of:=[.B43]^2" office:value-type="float" office:value="0.36">
            <text:p>0,36</text:p>
          </table:table-cell>
          <table:table-cell table:style-name="ce7" table:formula="of:=1+[.C43]/16" office:value-type="float" office:value="1.0225">
            <text:p>1,02</text:p>
          </table:table-cell>
          <table:table-cell table:style-name="ce4" table:formula="of:=[.C43]*[.C43]" office:value-type="float" office:value="0.1296">
            <text:p>0,13</text:p>
          </table:table-cell>
          <table:table-cell table:style-name="ce7" table:formula="of:=[.D43]+[.E43]*11/3072" office:value-type="float" office:value="1.0229640625">
            <text:p>1,02</text:p>
          </table:table-cell>
          <table:table-cell table:style-name="ce4" table:formula="of:=[.E43]*[.C43]" office:value-type="float" office:value="0.046656">
            <text:p>0,05</text:p>
          </table:table-cell>
          <table:table-cell table:style-name="ce4" table:formula="of:=[.F43]+[.G43]*173/737280" office:value-type="float" office:value="1.02297501015625">
            <text:p>1,02</text:p>
          </table:table-cell>
          <table:table-cell table:style-name="ce4" table:formula="of:=[.G43]*[.$C43]" office:value-type="float" office:value="0.01679616">
            <text:p>0,02</text:p>
          </table:table-cell>
          <table:table-cell table:style-name="ce4" table:formula="of:=[.H43]+[.I43]*22931/1321205760" office:value-type="float" office:value="1.02297530167235">
            <text:p>1,02</text:p>
          </table:table-cell>
          <table:table-cell table:style-name="ce4" table:formula="of:=[.I43]*[.$C43]" office:value-type="float" office:value="0.00604661760000001">
            <text:p>0,01</text:p>
          </table:table-cell>
          <table:table-cell table:style-name="ce4" table:formula="of:=[.J43]+[.K43]*1319183/951268147200" office:value-type="float" office:value="1.02297531005757">
            <text:p>1,02</text:p>
          </table:table-cell>
          <table:table-cell table:style-name="ce4" table:formula="of:=[.K43]*[.$C43]" office:value-type="float" office:value="0.002176782336">
            <text:p>0,00</text:p>
          </table:table-cell>
          <table:table-cell table:style-name="ce4" table:formula="of:=[.L43]+[.M43]*233526463/2.0090783268864E+015" office:value-type="float" office:value="1.02297531031059">
            <text:p>1,02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4]/3.14159265*180" office:value-type="float" office:value="40.1070457049866">
            <text:p>40,1</text:p>
          </table:table-cell>
          <table:table-cell office:value-type="float" office:value="0.7">
            <text:p>0,7</text:p>
          </table:table-cell>
          <table:table-cell table:style-name="ce4" table:formula="of:=[.B44]^2" office:value-type="float" office:value="0.49">
            <text:p>0,49</text:p>
          </table:table-cell>
          <table:table-cell table:style-name="ce7" table:formula="of:=1+[.C44]/16" office:value-type="float" office:value="1.030625">
            <text:p>1,03</text:p>
          </table:table-cell>
          <table:table-cell table:style-name="ce4" table:formula="of:=[.C44]*[.C44]" office:value-type="float" office:value="0.2401">
            <text:p>0,24</text:p>
          </table:table-cell>
          <table:table-cell table:style-name="ce7" table:formula="of:=[.D44]+[.E44]*11/3072" office:value-type="float" office:value="1.03148473307292">
            <text:p>1,03</text:p>
          </table:table-cell>
          <table:table-cell table:style-name="ce4" table:formula="of:=[.E44]*[.C44]" office:value-type="float" office:value="0.117649">
            <text:p>0,12</text:p>
          </table:table-cell>
          <table:table-cell table:style-name="ce4" table:formula="of:=[.F44]+[.G44]*173/737280" office:value-type="float" office:value="1.03151233897163">
            <text:p>1,03</text:p>
          </table:table-cell>
          <table:table-cell table:style-name="ce4" table:formula="of:=[.G44]*[.$C44]" office:value-type="float" office:value="0.0576480100000001">
            <text:p>0,06</text:p>
          </table:table-cell>
          <table:table-cell table:style-name="ce4" table:formula="of:=[.H44]+[.I44]*22931/1321205760" office:value-type="float" office:value="1.03151333951716">
            <text:p>1,03</text:p>
          </table:table-cell>
          <table:table-cell table:style-name="ce4" table:formula="of:=[.I44]*[.$C44]" office:value-type="float" office:value="0.0282475249">
            <text:p>0,03</text:p>
          </table:table-cell>
          <table:table-cell table:style-name="ce4" table:formula="of:=[.J44]+[.K44]*1319183/951268147200" office:value-type="float" office:value="1.03151337868976">
            <text:p>1,03</text:p>
          </table:table-cell>
          <table:table-cell table:style-name="ce4" table:formula="of:=[.K44]*[.$C44]" office:value-type="float" office:value="0.013841287201">
            <text:p>0,01</text:p>
          </table:table-cell>
          <table:table-cell table:style-name="ce4" table:formula="of:=[.L44]+[.M44]*233526463/2.0090783268864E+015" office:value-type="float" office:value="1.03151338029861">
            <text:p>1,03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5]/3.14159265*180" office:value-type="float" office:value="45.8366236628418">
            <text:p>45,8</text:p>
          </table:table-cell>
          <table:table-cell office:value-type="float" office:value="0.8">
            <text:p>0,8</text:p>
          </table:table-cell>
          <table:table-cell table:style-name="ce4" table:formula="of:=[.B45]^2" office:value-type="float" office:value="0.64">
            <text:p>0,64</text:p>
          </table:table-cell>
          <table:table-cell table:style-name="ce7" table:formula="of:=1+[.C45]/16" office:value-type="float" office:value="1.04">
            <text:p>1,04</text:p>
          </table:table-cell>
          <table:table-cell table:style-name="ce4" table:formula="of:=[.C45]*[.C45]" office:value-type="float" office:value="0.4096">
            <text:p>0,41</text:p>
          </table:table-cell>
          <table:table-cell table:style-name="ce7" table:formula="of:=[.D45]+[.E45]*11/3072" office:value-type="float" office:value="1.04146666666667">
            <text:p>1,04</text:p>
          </table:table-cell>
          <table:table-cell table:style-name="ce4" table:formula="of:=[.E45]*[.C45]" office:value-type="float" office:value="0.262144">
            <text:p>0,26</text:p>
          </table:table-cell>
          <table:table-cell table:style-name="ce4" table:formula="of:=[.F45]+[.G45]*173/737280" office:value-type="float" office:value="1.04152817777778">
            <text:p>1,04</text:p>
          </table:table-cell>
          <table:table-cell table:style-name="ce4" table:formula="of:=[.G45]*[.$C45]" office:value-type="float" office:value="0.16777216">
            <text:p>0,17</text:p>
          </table:table-cell>
          <table:table-cell table:style-name="ce4" table:formula="of:=[.H45]+[.I45]*22931/1321205760" office:value-type="float" office:value="1.04153108965079">
            <text:p>1,04</text:p>
          </table:table-cell>
          <table:table-cell table:style-name="ce4" table:formula="of:=[.I45]*[.$C45]" office:value-type="float" office:value="0.1073741824">
            <text:p>0,11</text:p>
          </table:table-cell>
          <table:table-cell table:style-name="ce4" table:formula="of:=[.J45]+[.K45]*1319183/951268147200" office:value-type="float" office:value="1.04153123855328">
            <text:p>1,04</text:p>
          </table:table-cell>
          <table:table-cell table:style-name="ce4" table:formula="of:=[.K45]*[.$C45]" office:value-type="float" office:value="0.0687194767360001">
            <text:p>0,07</text:p>
          </table:table-cell>
          <table:table-cell table:style-name="ce4" table:formula="of:=[.L45]+[.M45]*233526463/2.0090783268864E+015" office:value-type="float" office:value="1.04153124654094">
            <text:p>1,04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6]/3.14159265*180" office:value-type="float" office:value="51.5662016206971">
            <text:p>51,6</text:p>
          </table:table-cell>
          <table:table-cell office:value-type="float" office:value="0.9">
            <text:p>0,9</text:p>
          </table:table-cell>
          <table:table-cell table:style-name="ce4" table:formula="of:=[.B46]^2" office:value-type="float" office:value="0.81">
            <text:p>0,81</text:p>
          </table:table-cell>
          <table:table-cell table:style-name="ce7" table:formula="of:=1+[.C46]/16" office:value-type="float" office:value="1.050625">
            <text:p>1,05</text:p>
          </table:table-cell>
          <table:table-cell table:style-name="ce4" table:formula="of:=[.C46]*[.C46]" office:value-type="float" office:value="0.6561">
            <text:p>0,66</text:p>
          </table:table-cell>
          <table:table-cell table:style-name="ce7" table:formula="of:=[.D46]+[.E46]*11/3072" office:value-type="float" office:value="1.05297431640625">
            <text:p>1,05</text:p>
          </table:table-cell>
          <table:table-cell table:style-name="ce4" table:formula="of:=[.E46]*[.C46]" office:value-type="float" office:value="0.531441">
            <text:p>0,53</text:p>
          </table:table-cell>
          <table:table-cell table:style-name="ce4" table:formula="of:=[.F46]+[.G46]*173/737280" office:value-type="float" office:value="1.05309901705322">
            <text:p>1,05</text:p>
          </table:table-cell>
          <table:table-cell table:style-name="ce4" table:formula="of:=[.G46]*[.$C46]" office:value-type="float" office:value="0.43046721">
            <text:p>0,43</text:p>
          </table:table-cell>
          <table:table-cell table:style-name="ce4" table:formula="of:=[.H46]+[.I46]*22931/1321205760" office:value-type="float" office:value="1.05310648829191">
            <text:p>1,05</text:p>
          </table:table-cell>
          <table:table-cell table:style-name="ce4" table:formula="of:=[.I46]*[.$C46]" office:value-type="float" office:value="0.3486784401">
            <text:p>0,35</text:p>
          </table:table-cell>
          <table:table-cell table:style-name="ce4" table:formula="of:=[.J46]+[.K46]*1319183/951268147200" office:value-type="float" office:value="1.0531069718261">
            <text:p>1,05</text:p>
          </table:table-cell>
          <table:table-cell table:style-name="ce4" table:formula="of:=[.K46]*[.$C46]" office:value-type="float" office:value="0.282429536481">
            <text:p>0,28</text:p>
          </table:table-cell>
          <table:table-cell table:style-name="ce4" table:formula="of:=[.L46]+[.M46]*233526463/2.0090783268864E+015" office:value-type="float" office:value="1.05310700465447">
            <text:p>1,05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7]/3.14159265*180" office:value-type="float" office:value="57.2957795785523">
            <text:p>57,3</text:p>
          </table:table-cell>
          <table:table-cell office:value-type="float" office:value="1">
            <text:p>1</text:p>
          </table:table-cell>
          <table:table-cell table:style-name="ce4" table:formula="of:=[.B47]^2" office:value-type="float" office:value="1">
            <text:p>1,00</text:p>
          </table:table-cell>
          <table:table-cell table:style-name="ce7" table:formula="of:=1+[.C47]/16" office:value-type="float" office:value="1.0625">
            <text:p>1,06</text:p>
          </table:table-cell>
          <table:table-cell table:style-name="ce4" table:formula="of:=[.C47]*[.C47]" office:value-type="float" office:value="1">
            <text:p>1,00</text:p>
          </table:table-cell>
          <table:table-cell table:style-name="ce7" table:formula="of:=[.D47]+[.E47]*11/3072" office:value-type="float" office:value="1.06608072916667">
            <text:p>1,07</text:p>
          </table:table-cell>
          <table:table-cell table:style-name="ce4" table:formula="of:=[.E47]*[.C47]" office:value-type="float" office:value="1">
            <text:p>1,00</text:p>
          </table:table-cell>
          <table:table-cell table:style-name="ce4" table:formula="of:=[.F47]+[.G47]*173/737280" office:value-type="float" office:value="1.06631537543403">
            <text:p>1,07</text:p>
          </table:table-cell>
          <table:table-cell table:style-name="ce4" table:formula="of:=[.G47]*[.$C47]" office:value-type="float" office:value="1">
            <text:p>1,00</text:p>
          </table:table-cell>
          <table:table-cell table:style-name="ce4" table:formula="of:=[.H47]+[.I47]*22931/1321205760" office:value-type="float" office:value="1.0663327315497">
            <text:p>1,07</text:p>
          </table:table-cell>
          <table:table-cell table:style-name="ce4" table:formula="of:=[.I47]*[.$C47]" office:value-type="float" office:value="1">
            <text:p>1,00</text:p>
          </table:table-cell>
          <table:table-cell table:style-name="ce4" table:formula="of:=[.J47]+[.K47]*1319183/951268147200" office:value-type="float" office:value="1.06633411831221">
            <text:p>1,07</text:p>
          </table:table-cell>
          <table:table-cell table:style-name="ce4" table:formula="of:=[.K47]*[.$C47]" office:value-type="float" office:value="1">
            <text:p>1,00</text:p>
          </table:table-cell>
          <table:table-cell table:style-name="ce4" table:formula="of:=[.L47]+[.M47]*233526463/2.0090783268864E+015" office:value-type="float" office:value="1.06633423454783">
            <text:p>1,07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8]/3.14159265*180" office:value-type="float" office:value="63.0253575364075">
            <text:p>63,0</text:p>
          </table:table-cell>
          <table:table-cell office:value-type="float" office:value="1.1">
            <text:p>1,1</text:p>
          </table:table-cell>
          <table:table-cell table:style-name="ce4" table:formula="of:=[.B48]^2" office:value-type="float" office:value="1.21">
            <text:p>1,21</text:p>
          </table:table-cell>
          <table:table-cell table:style-name="ce7" table:formula="of:=1+[.C48]/16" office:value-type="float" office:value="1.075625">
            <text:p>1,08</text:p>
          </table:table-cell>
          <table:table-cell table:style-name="ce4" table:formula="of:=[.C48]*[.C48]" office:value-type="float" office:value="1.4641">
            <text:p>1,46</text:p>
          </table:table-cell>
          <table:table-cell table:style-name="ce7" table:formula="of:=[.D48]+[.E48]*11/3072" office:value-type="float" office:value="1.08086754557292">
            <text:p>1,08</text:p>
          </table:table-cell>
          <table:table-cell table:style-name="ce4" table:formula="of:=[.E48]*[.C48]" office:value-type="float" office:value="1.771561">
            <text:p>1,77</text:p>
          </table:table-cell>
          <table:table-cell table:style-name="ce4" table:formula="of:=[.F48]+[.G48]*173/737280" office:value-type="float" office:value="1.08128323574897">
            <text:p>1,08</text:p>
          </table:table-cell>
          <table:table-cell table:style-name="ce4" table:formula="of:=[.G48]*[.$C48]" office:value-type="float" office:value="2.14358881">
            <text:p>2,14</text:p>
          </table:table-cell>
          <table:table-cell table:style-name="ce4" table:formula="of:=[.H48]+[.I48]*22931/1321205760" office:value-type="float" office:value="1.08132044012431">
            <text:p>1,08</text:p>
          </table:table-cell>
          <table:table-cell table:style-name="ce4" table:formula="of:=[.I48]*[.$C48]" office:value-type="float" office:value="2.5937424601">
            <text:p>2,59</text:p>
          </table:table-cell>
          <table:table-cell table:style-name="ce4" table:formula="of:=[.J48]+[.K48]*1319183/951268147200" office:value-type="float" office:value="1.08132403702911">
            <text:p>1,08</text:p>
          </table:table-cell>
          <table:table-cell table:style-name="ce4" table:formula="of:=[.K48]*[.$C48]" office:value-type="float" office:value="3.138428376721">
            <text:p>3,14</text:p>
          </table:table-cell>
          <table:table-cell table:style-name="ce4" table:formula="of:=[.L48]+[.M48]*233526463/2.0090783268864E+015" office:value-type="float" office:value="1.08132440182627">
            <text:p>1,08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49]/3.14159265*180" office:value-type="float" office:value="68.7549354942628">
            <text:p>68,8</text:p>
          </table:table-cell>
          <table:table-cell office:value-type="float" office:value="1.2">
            <text:p>1,2</text:p>
          </table:table-cell>
          <table:table-cell table:style-name="ce4" table:formula="of:=[.B49]^2" office:value-type="float" office:value="1.44">
            <text:p>1,44</text:p>
          </table:table-cell>
          <table:table-cell table:style-name="ce4" table:formula="of:=1+[.C49]/16" office:value-type="float" office:value="1.09">
            <text:p>1,09</text:p>
          </table:table-cell>
          <table:table-cell table:style-name="ce4" table:formula="of:=[.C49]*[.C49]" office:value-type="float" office:value="2.0736">
            <text:p>2,07</text:p>
          </table:table-cell>
          <table:table-cell table:style-name="ce7" table:formula="of:=[.D49]+[.E49]*11/3072" office:value-type="float" office:value="1.097425">
            <text:p>1,10</text:p>
          </table:table-cell>
          <table:table-cell table:style-name="ce4" table:formula="of:=[.E49]*[.C49]" office:value-type="float" office:value="2.985984">
            <text:p>2,99</text:p>
          </table:table-cell>
          <table:table-cell table:style-name="ce7" table:formula="of:=[.F49]+[.G49]*173/737280" office:value-type="float" office:value="1.09812565">
            <text:p>1,10</text:p>
          </table:table-cell>
          <table:table-cell table:style-name="ce4" table:formula="of:=[.G49]*[.$C49]" office:value-type="float" office:value="4.29981696000001">
            <text:p>4,30</text:p>
          </table:table-cell>
          <table:table-cell table:style-name="ce4" table:formula="of:=[.H49]+[.I49]*22931/1321205760" office:value-type="float" office:value="1.09820027812054">
            <text:p>1,10</text:p>
          </table:table-cell>
          <table:table-cell table:style-name="ce4" table:formula="of:=[.I49]*[.$C49]" office:value-type="float" office:value="6.19173642240001">
            <text:p>6,19</text:p>
          </table:table-cell>
          <table:table-cell table:style-name="ce4" table:formula="of:=[.J49]+[.K49]*1319183/951268147200" office:value-type="float" office:value="1.09820886458846">
            <text:p>1,10</text:p>
          </table:table-cell>
          <table:table-cell table:style-name="ce4" table:formula="of:=[.K49]*[.$C49]" office:value-type="float" office:value="8.91610044825601">
            <text:p>8,92</text:p>
          </table:table-cell>
          <table:table-cell table:style-name="ce4" table:formula="of:=[.L49]+[.M49]*233526463/2.0090783268864E+015" office:value-type="float" office:value="1.09820990095691">
            <text:p>1,10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50]/3.14159265*180" office:value-type="float" office:value="74.484513452118">
            <text:p>74,5</text:p>
          </table:table-cell>
          <table:table-cell office:value-type="float" office:value="1.3">
            <text:p>1,3</text:p>
          </table:table-cell>
          <table:table-cell table:style-name="ce4" table:formula="of:=[.B50]^2" office:value-type="float" office:value="1.69">
            <text:p>1,69</text:p>
          </table:table-cell>
          <table:table-cell table:style-name="ce4" table:formula="of:=1+[.C50]/16" office:value-type="float" office:value="1.105625">
            <text:p>1,11</text:p>
          </table:table-cell>
          <table:table-cell table:style-name="ce4" table:formula="of:=[.C50]*[.C50]" office:value-type="float" office:value="2.8561">
            <text:p>2,86</text:p>
          </table:table-cell>
          <table:table-cell table:style-name="ce7" table:formula="of:=[.D50]+[.E50]*11/3072" office:value-type="float" office:value="1.11585192057292">
            <text:p>1,12</text:p>
          </table:table-cell>
          <table:table-cell table:style-name="ce4" table:formula="of:=[.E50]*[.C50]" office:value-type="float" office:value="4.826809">
            <text:p>4,83</text:p>
          </table:table-cell>
          <table:table-cell table:style-name="ce7" table:formula="of:=[.F50]+[.G50]*173/737280" office:value-type="float" office:value="1.11698451328803">
            <text:p>1,12</text:p>
          </table:table-cell>
          <table:table-cell table:style-name="ce4" table:formula="of:=[.G50]*[.$C50]" office:value-type="float" office:value="8.15730721">
            <text:p>8,16</text:p>
          </table:table-cell>
          <table:table-cell table:style-name="ce4" table:formula="of:=[.H50]+[.I50]*22931/1321205760" office:value-type="float" office:value="1.11712609245556">
            <text:p>1,12</text:p>
          </table:table-cell>
          <table:table-cell table:style-name="ce4" table:formula="of:=[.I50]*[.$C50]" office:value-type="float" office:value="13.7858491849">
            <text:p>13,79</text:p>
          </table:table-cell>
          <table:table-cell table:style-name="ce4" table:formula="of:=[.J50]+[.K50]*1319183/951268147200" office:value-type="float" office:value="1.11714521015433">
            <text:p>1,12</text:p>
          </table:table-cell>
          <table:table-cell table:style-name="ce4" table:formula="of:=[.K50]*[.$C50]" office:value-type="float" office:value="23.298085122481">
            <text:p>23,30</text:p>
          </table:table-cell>
          <table:table-cell table:style-name="ce4" table:formula="of:=[.L50]+[.M50]*233526463/2.0090783268864E+015" office:value-type="float" office:value="1.11714791822167">
            <text:p>1,12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51]/3.14159265*180" office:value-type="float" office:value="80.2140914099732">
            <text:p>80,2</text:p>
          </table:table-cell>
          <table:table-cell office:value-type="float" office:value="1.4">
            <text:p>1,4</text:p>
          </table:table-cell>
          <table:table-cell table:style-name="ce4" table:formula="of:=[.B51]^2" office:value-type="float" office:value="1.96">
            <text:p>1,96</text:p>
          </table:table-cell>
          <table:table-cell table:style-name="ce4" table:formula="of:=1+[.C51]/16" office:value-type="float" office:value="1.1225">
            <text:p>1,12</text:p>
          </table:table-cell>
          <table:table-cell table:style-name="ce4" table:formula="of:=[.C51]*[.C51]" office:value-type="float" office:value="3.8416">
            <text:p>3,84</text:p>
          </table:table-cell>
          <table:table-cell table:style-name="ce7" table:formula="of:=[.D51]+[.E51]*11/3072" office:value-type="float" office:value="1.13625572916667">
            <text:p>1,14</text:p>
          </table:table-cell>
          <table:table-cell table:style-name="ce4" table:formula="of:=[.E51]*[.C51]" office:value-type="float" office:value="7.529536">
            <text:p>7,53</text:p>
          </table:table-cell>
          <table:table-cell table:style-name="ce7" table:formula="of:=[.F51]+[.G51]*173/737280" office:value-type="float" office:value="1.13802250668403">
            <text:p>1,14</text:p>
          </table:table-cell>
          <table:table-cell table:style-name="ce4" table:formula="of:=[.G51]*[.$C51]" office:value-type="float" office:value="14.75789056">
            <text:p>14,76</text:p>
          </table:table-cell>
          <table:table-cell table:style-name="ce4" table:formula="of:=[.H51]+[.I51]*22931/1321205760" office:value-type="float" office:value="1.13827864633969">
            <text:p>1,14</text:p>
          </table:table-cell>
          <table:table-cell table:style-name="ce4" table:formula="of:=[.I51]*[.$C51]" office:value-type="float" office:value="28.9254654976">
            <text:p>28,93</text:p>
          </table:table-cell>
          <table:table-cell table:style-name="ce4" table:formula="of:=[.J51]+[.K51]*1319183/951268147200" office:value-type="float" office:value="1.13831875909072">
            <text:p>1,14</text:p>
          </table:table-cell>
          <table:table-cell table:style-name="ce4" table:formula="of:=[.K51]*[.$C51]" office:value-type="float" office:value="56.6939123752961">
            <text:p>56,69</text:p>
          </table:table-cell>
          <table:table-cell table:style-name="ce4" table:formula="of:=[.L51]+[.M51]*233526463/2.0090783268864E+015" office:value-type="float" office:value="1.13832534894272">
            <text:p>1,14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52]/3.14159265*180" office:value-type="float" office:value="85.9436693678284">
            <text:p>85,9</text:p>
          </table:table-cell>
          <table:table-cell office:value-type="float" office:value="1.5">
            <text:p>1,5</text:p>
          </table:table-cell>
          <table:table-cell table:style-name="ce4" table:formula="of:=[.B52]^2" office:value-type="float" office:value="2.25">
            <text:p>2,25</text:p>
          </table:table-cell>
          <table:table-cell table:style-name="ce4" table:formula="of:=1+[.C52]/16" office:value-type="float" office:value="1.140625">
            <text:p>1,14</text:p>
          </table:table-cell>
          <table:table-cell table:style-name="ce4" table:formula="of:=[.C52]*[.C52]" office:value-type="float" office:value="5.0625">
            <text:p>5,06</text:p>
          </table:table-cell>
          <table:table-cell table:style-name="ce7" table:formula="of:=[.D52]+[.E52]*11/3072" office:value-type="float" office:value="1.15875244140625">
            <text:p>1,16</text:p>
          </table:table-cell>
          <table:table-cell table:style-name="ce4" table:formula="of:=[.E52]*[.C52]" office:value-type="float" office:value="11.390625">
            <text:p>11,39</text:p>
          </table:table-cell>
          <table:table-cell table:style-name="ce7" table:formula="of:=[.F52]+[.G52]*173/737280" office:value-type="float" office:value="1.16142520904541">
            <text:p>1,16</text:p>
          </table:table-cell>
          <table:table-cell table:style-name="ce4" table:formula="of:=[.G52]*[.$C52]" office:value-type="float" office:value="25.62890625">
            <text:p>25,63</text:p>
          </table:table-cell>
          <table:table-cell table:style-name="ce4" table:formula="of:=[.H52]+[.I52]*22931/1321205760" office:value-type="float" office:value="1.16187002730689">
            <text:p>1,16</text:p>
          </table:table-cell>
          <table:table-cell table:style-name="ce4" table:formula="of:=[.I52]*[.$C52]" office:value-type="float" office:value="57.6650390625">
            <text:p>57,67</text:p>
          </table:table-cell>
          <table:table-cell table:style-name="ce4" table:formula="of:=[.J52]+[.K52]*1319183/951268147200" office:value-type="float" office:value="1.16194999502099">
            <text:p>1,16</text:p>
          </table:table-cell>
          <table:table-cell table:style-name="ce4" table:formula="of:=[.K52]*[.$C52]" office:value-type="float" office:value="129.746337890625">
            <text:p>129,75</text:p>
          </table:table-cell>
          <table:table-cell table:style-name="ce4" table:formula="of:=[.L52]+[.M52]*233526463/2.0090783268864E+015" office:value-type="float" office:value="1.16196507616689">
            <text:p>1,16</text:p>
          </table:table-cell>
          <table:table-cell table:style-name="ce6"/>
          <table:table-cell table:style-name="ce2" table:number-columns-repeated="8"/>
        </table:table-row>
        <table:table-row table:style-name="ro2">
          <table:table-cell table:formula="of:=[.B53]/3.14159265*180" office:value-type="float" office:value="91.6732473256837">
            <text:p>91,7</text:p>
          </table:table-cell>
          <table:table-cell office:value-type="float" office:value="1.6">
            <text:p>1,6</text:p>
          </table:table-cell>
          <table:table-cell table:style-name="ce3" table:formula="of:=[.B53]^2" office:value-type="float" office:value="2.56">
            <text:p>2,56</text:p>
          </table:table-cell>
          <table:table-cell table:style-name="ce3" table:formula="of:=1+[.C53]/16" office:value-type="float" office:value="1.16">
            <text:p>1,16</text:p>
          </table:table-cell>
          <table:table-cell table:style-name="ce3" table:formula="of:=[.C53]*[.C53]" office:value-type="float" office:value="6.5536">
            <text:p>6,55</text:p>
          </table:table-cell>
          <table:table-cell table:style-name="ce3" table:formula="of:=[.D53]+[.E53]*11/3072" office:value-type="float" office:value="1.18346666666667">
            <text:p>1,18</text:p>
          </table:table-cell>
          <table:table-cell table:style-name="ce3" table:formula="of:=[.E53]*[.C53]" office:value-type="float" office:value="16.777216">
            <text:p>16,78</text:p>
          </table:table-cell>
          <table:table-cell table:style-name="ce7" table:formula="of:=[.F53]+[.G53]*173/737280" office:value-type="float" office:value="1.18740337777778">
            <text:p>1,19</text:p>
          </table:table-cell>
          <table:table-cell table:style-name="ce3" table:formula="of:=[.G53]*[.$C53]" office:value-type="float" office:value="42.94967296">
            <text:p>42,95</text:p>
          </table:table-cell>
          <table:table-cell table:style-name="ce7" table:formula="of:=[.H53]+[.I53]*22931/1321205760" office:value-type="float" office:value="1.18814881726984">
            <text:p>1,19</text:p>
          </table:table-cell>
          <table:table-cell table:style-name="ce3" table:formula="of:=[.I53]*[.$C53]" office:value-type="float" office:value="109.9511627776">
            <text:p>109,95</text:p>
          </table:table-cell>
          <table:table-cell table:style-name="ce3" table:formula="of:=[.J53]+[.K53]*1319183/951268147200" office:value-type="float" office:value="1.18830129341991">
            <text:p>1,19</text:p>
          </table:table-cell>
          <table:table-cell table:style-name="ce3" table:formula="of:=[.K53]*[.$C53]" office:value-type="float" office:value="281.474976710656">
            <text:p>281,47</text:p>
          </table:table-cell>
          <table:table-cell table:style-name="ce3" table:formula="of:=[.L53]+[.M53]*233526463/2.0090783268864E+015" office:value-type="float" office:value="1.18833401083807">
            <text:p>1,19</text:p>
          </table:table-cell>
          <table:table-cell table:style-name="ce2" table:number-columns-repeated="9"/>
        </table:table-row>
        <table:table-row table:style-name="ro2">
          <table:table-cell table:formula="of:=[.B54]/3.14159265*180" office:value-type="float" office:value="97.4028252835389">
            <text:p>97,4</text:p>
          </table:table-cell>
          <table:table-cell office:value-type="float" office:value="1.7">
            <text:p>1,7</text:p>
          </table:table-cell>
          <table:table-cell table:style-name="ce3" table:formula="of:=[.B54]^2" office:value-type="float" office:value="2.89">
            <text:p>2,89</text:p>
          </table:table-cell>
          <table:table-cell table:style-name="ce3" table:formula="of:=1+[.C54]/16" office:value-type="float" office:value="1.180625">
            <text:p>1,18</text:p>
          </table:table-cell>
          <table:table-cell table:style-name="ce3" table:formula="of:=[.C54]*[.C54]" office:value-type="float" office:value="8.3521">
            <text:p>8,35</text:p>
          </table:table-cell>
          <table:table-cell table:style-name="ce3" table:formula="of:=[.D54]+[.E54]*11/3072" office:value-type="float" office:value="1.21053160807292">
            <text:p>1,21</text:p>
          </table:table-cell>
          <table:table-cell table:style-name="ce3" table:formula="of:=[.E54]*[.C54]" office:value-type="float" office:value="24.137569">
            <text:p>24,14</text:p>
          </table:table-cell>
          <table:table-cell table:style-name="ce7" table:formula="of:=[.F54]+[.G54]*173/737280" office:value-type="float" office:value="1.21619539854194">
            <text:p>1,22</text:p>
          </table:table-cell>
          <table:table-cell table:style-name="ce3" table:formula="of:=[.G54]*[.$C54]" office:value-type="float" office:value="69.7575744100001">
            <text:p>69,76</text:p>
          </table:table-cell>
          <table:table-cell table:style-name="ce7" table:formula="of:=[.H54]+[.I54]*22931/1321205760" office:value-type="float" office:value="1.21740611907255">
            <text:p>1,22</text:p>
          </table:table-cell>
          <table:table-cell table:style-name="ce3" table:formula="of:=[.I54]*[.$C54]" office:value-type="float" office:value="201.5993900449">
            <text:p>201,60</text:p>
          </table:table-cell>
          <table:table-cell table:style-name="ce3" table:formula="of:=[.J54]+[.K54]*1319183/951268147200" office:value-type="float" office:value="1.21768568954796">
            <text:p>1,22</text:p>
          </table:table-cell>
          <table:table-cell table:style-name="ce3" table:formula="of:=[.K54]*[.$C54]" office:value-type="float" office:value="582.622237229762">
            <text:p>582,62</text:p>
          </table:table-cell>
          <table:table-cell table:style-name="ce3" table:formula="of:=[.L54]+[.M54]*233526463/2.0090783268864E+015" office:value-type="float" office:value="1.21775341100437">
            <text:p>1,22</text:p>
          </table:table-cell>
          <table:table-cell table:style-name="ce2" table:number-columns-repeated="9"/>
        </table:table-row>
        <table:table-row table:style-name="ro2">
          <table:table-cell table:formula="of:=[.B55]/3.14159265*180" office:value-type="float" office:value="103.132403241394">
            <text:p>103,1</text:p>
          </table:table-cell>
          <table:table-cell office:value-type="float" office:value="1.8">
            <text:p>1,8</text:p>
          </table:table-cell>
          <table:table-cell table:style-name="ce3" table:formula="of:=[.B55]^2" office:value-type="float" office:value="3.24">
            <text:p>3,24</text:p>
          </table:table-cell>
          <table:table-cell table:style-name="ce3" table:formula="of:=1+[.C55]/16" office:value-type="float" office:value="1.2025">
            <text:p>1,20</text:p>
          </table:table-cell>
          <table:table-cell table:style-name="ce3" table:formula="of:=[.C55]*[.C55]" office:value-type="float" office:value="10.4976">
            <text:p>10,50</text:p>
          </table:table-cell>
          <table:table-cell table:style-name="ce3" table:formula="of:=[.D55]+[.E55]*11/3072" office:value-type="float" office:value="1.2400890625">
            <text:p>1,24</text:p>
          </table:table-cell>
          <table:table-cell table:style-name="ce3" table:formula="of:=[.E55]*[.C55]" office:value-type="float" office:value="34.012224">
            <text:p>34,01</text:p>
          </table:table-cell>
          <table:table-cell table:style-name="ce7" table:formula="of:=[.F55]+[.G55]*173/737280" office:value-type="float" office:value="1.24806990390625">
            <text:p>1,25</text:p>
          </table:table-cell>
          <table:table-cell table:style-name="ce3" table:formula="of:=[.G55]*[.$C55]" office:value-type="float" office:value="110.19960576">
            <text:p>110,20</text:p>
          </table:table-cell>
          <table:table-cell table:style-name="ce7" table:formula="of:=[.H55]+[.I55]*22931/1321205760" office:value-type="float" office:value="1.24998254101107">
            <text:p>1,25</text:p>
          </table:table-cell>
          <table:table-cell table:style-name="ce3" table:formula="of:=[.I55]*[.$C55]" office:value-type="float" office:value="357.0467226624">
            <text:p>357,05</text:p>
          </table:table-cell>
          <table:table-cell table:style-name="ce3" table:formula="of:=[.J55]+[.K55]*1319183/951268147200" office:value-type="float" office:value="1.25047768001907">
            <text:p>1,25</text:p>
          </table:table-cell>
          <table:table-cell table:style-name="ce3" table:formula="of:=[.K55]*[.$C55]" office:value-type="float" office:value="1156.83138142618">
            <text:p>1156,83</text:p>
          </table:table-cell>
          <table:table-cell table:style-name="ce3" table:formula="of:=[.L55]+[.M55]*233526463/2.0090783268864E+015" office:value-type="float" office:value="1.2506121450308">
            <text:p>1,25</text:p>
          </table:table-cell>
          <table:table-cell table:style-name="ce2" table:number-columns-repeated="9"/>
        </table:table-row>
        <table:table-row table:style-name="ro2">
          <table:table-cell table:formula="of:=[.B56]/3.14159265*180" office:value-type="float" office:value="108.861981199249">
            <text:p>108,9</text:p>
          </table:table-cell>
          <table:table-cell office:value-type="float" office:value="1.9">
            <text:p>1,9</text:p>
          </table:table-cell>
          <table:table-cell table:style-name="ce3" table:formula="of:=[.B56]^2" office:value-type="float" office:value="3.61">
            <text:p>3,61</text:p>
          </table:table-cell>
          <table:table-cell table:style-name="ce3" table:formula="of:=1+[.C56]/16" office:value-type="float" office:value="1.225625">
            <text:p>1,23</text:p>
          </table:table-cell>
          <table:table-cell table:style-name="ce3" table:formula="of:=[.C56]*[.C56]" office:value-type="float" office:value="13.0321">
            <text:p>13,03</text:p>
          </table:table-cell>
          <table:table-cell table:style-name="ce3" table:formula="of:=[.D56]+[.E56]*11/3072" office:value-type="float" office:value="1.27228942057292">
            <text:p>1,27</text:p>
          </table:table-cell>
          <table:table-cell table:style-name="ce3" table:formula="of:=[.E56]*[.C56]" office:value-type="float" office:value="47.045881">
            <text:p>47,05</text:p>
          </table:table-cell>
          <table:table-cell table:style-name="ce3" table:formula="of:=[.F56]+[.G56]*173/737280" office:value-type="float" office:value="1.28332856094428">
            <text:p>1,28</text:p>
          </table:table-cell>
          <table:table-cell table:style-name="ce3" table:formula="of:=[.G56]*[.$C56]" office:value-type="float" office:value="169.83563041">
            <text:p>169,84</text:p>
          </table:table-cell>
          <table:table-cell table:style-name="ce7" table:formula="of:=[.H56]+[.I56]*22931/1321205760" office:value-type="float" office:value="1.28627624779128">
            <text:p>1,29</text:p>
          </table:table-cell>
          <table:table-cell table:style-name="ce3" table:formula="of:=[.I56]*[.$C56]" office:value-type="float" office:value="613.1066257801">
            <text:p>613,11</text:p>
          </table:table-cell>
          <table:table-cell table:style-name="ce7" table:formula="of:=[.J56]+[.K56]*1319183/951268147200" office:value-type="float" office:value="1.28712648107229">
            <text:p>1,29</text:p>
          </table:table-cell>
          <table:table-cell table:style-name="ce3" table:formula="of:=[.K56]*[.$C56]" office:value-type="float" office:value="2213.31491906616">
            <text:p>2213,31</text:p>
          </table:table-cell>
          <table:table-cell table:style-name="ce3" table:formula="of:=[.L56]+[.M56]*233526463/2.0090783268864E+015" office:value-type="float" office:value="1.28738374710201">
            <text:p>1,29</text:p>
          </table:table-cell>
          <table:table-cell table:style-name="ce2" table:number-columns-repeated="9"/>
        </table:table-row>
        <table:table-row table:style-name="ro2">
          <table:table-cell table:formula="of:=[.B57]/3.14159265*180" office:value-type="float" office:value="114.591559157105">
            <text:p>114,6</text:p>
          </table:table-cell>
          <table:table-cell office:value-type="float" office:value="2">
            <text:p>2</text:p>
          </table:table-cell>
          <table:table-cell table:style-name="ce3" table:formula="of:=[.B57]^2" office:value-type="float" office:value="4">
            <text:p>4,00</text:p>
          </table:table-cell>
          <table:table-cell table:style-name="ce3" table:formula="of:=1+[.C57]/16" office:value-type="float" office:value="1.25">
            <text:p>1,25</text:p>
          </table:table-cell>
          <table:table-cell table:style-name="ce3" table:formula="of:=[.C57]*[.C57]" office:value-type="float" office:value="16">
            <text:p>16,00</text:p>
          </table:table-cell>
          <table:table-cell table:style-name="ce3" table:formula="of:=[.D57]+[.E57]*11/3072" office:value-type="float" office:value="1.30729166666667">
            <text:p>1,31</text:p>
          </table:table-cell>
          <table:table-cell table:style-name="ce3" table:formula="of:=[.E57]*[.C57]" office:value-type="float" office:value="64">
            <text:p>64,00</text:p>
          </table:table-cell>
          <table:table-cell table:style-name="ce3" table:formula="of:=[.F57]+[.G57]*173/737280" office:value-type="float" office:value="1.32230902777778">
            <text:p>1,32</text:p>
          </table:table-cell>
          <table:table-cell table:style-name="ce3" table:formula="of:=[.G57]*[.$C57]" office:value-type="float" office:value="256">
            <text:p>256,00</text:p>
          </table:table-cell>
          <table:table-cell table:style-name="ce7" table:formula="of:=[.H57]+[.I57]*22931/1321205760" office:value-type="float" office:value="1.32675219339038">
            <text:p>1,33</text:p>
          </table:table-cell>
          <table:table-cell table:style-name="ce3" table:formula="of:=[.I57]*[.$C57]" office:value-type="float" office:value="1024">
            <text:p>1024,00</text:p>
          </table:table-cell>
          <table:table-cell table:style-name="ce7" table:formula="of:=[.J57]+[.K57]*1319183/951268147200" office:value-type="float" office:value="1.32817223819686">
            <text:p>1,33</text:p>
          </table:table-cell>
          <table:table-cell table:style-name="ce3" table:formula="of:=[.K57]*[.$C57]" office:value-type="float" office:value="4096">
            <text:p>4096,00</text:p>
          </table:table-cell>
          <table:table-cell table:style-name="ce3" table:formula="of:=[.L57]+[.M57]*233526463/2.0090783268864E+015" office:value-type="float" office:value="1.32864833929239">
            <text:p>1,33</text:p>
          </table:table-cell>
          <table:table-cell table:style-name="ce2" table:number-columns-repeated="9"/>
        </table:table-row>
        <table:table-row table:style-name="ro2">
          <table:table-cell table:formula="of:=[.B58]/3.14159265*180" office:value-type="float" office:value="120.32113711496">
            <text:p>120,3</text:p>
          </table:table-cell>
          <table:table-cell office:value-type="float" office:value="2.1">
            <text:p>2,1</text:p>
          </table:table-cell>
          <table:table-cell table:style-name="ce3" table:formula="of:=[.B58]^2" office:value-type="float" office:value="4.41">
            <text:p>4,41</text:p>
          </table:table-cell>
          <table:table-cell table:style-name="ce3" table:formula="of:=1+[.C58]/16" office:value-type="float" office:value="1.275625">
            <text:p>1,28</text:p>
          </table:table-cell>
          <table:table-cell table:style-name="ce3" table:formula="of:=[.C58]*[.C58]" office:value-type="float" office:value="19.4481">
            <text:p>19,45</text:p>
          </table:table-cell>
          <table:table-cell table:style-name="ce3" table:formula="of:=[.D58]+[.E58]*11/3072" office:value-type="float" office:value="1.34526337890625">
            <text:p>1,35</text:p>
          </table:table-cell>
          <table:table-cell table:style-name="ce3" table:formula="of:=[.E58]*[.C58]" office:value-type="float" office:value="85.766121">
            <text:p>85,77</text:p>
          </table:table-cell>
          <table:table-cell table:style-name="ce3" table:formula="of:=[.F58]+[.G58]*173/737280" office:value-type="float" office:value="1.36538807906494">
            <text:p>1,37</text:p>
          </table:table-cell>
          <table:table-cell table:style-name="ce3" table:formula="of:=[.G58]*[.$C58]" office:value-type="float" office:value="378.22859361">
            <text:p>378,23</text:p>
          </table:table-cell>
          <table:table-cell table:style-name="ce7" table:formula="of:=[.H58]+[.I58]*22931/1321205760" office:value-type="float" office:value="1.37195265828693">
            <text:p>1,37</text:p>
          </table:table-cell>
          <table:table-cell table:style-name="ce3" table:formula="of:=[.I58]*[.$C58]" office:value-type="float" office:value="1667.9880978201">
            <text:p>1667,99</text:p>
          </table:table-cell>
          <table:table-cell table:style-name="ce7" table:formula="of:=[.J58]+[.K58]*1319183/951268147200" office:value-type="float" office:value="1.37426576164199">
            <text:p>1,37</text:p>
          </table:table-cell>
          <table:table-cell table:style-name="ce3" table:formula="of:=[.K58]*[.$C58]" office:value-type="float" office:value="7355.82751138664">
            <text:p>7355,83</text:p>
          </table:table-cell>
          <table:table-cell table:style-name="ce3" table:formula="of:=[.L58]+[.M58]*233526463/2.0090783268864E+015" office:value-type="float" office:value="1.37512077080623">
            <text:p>1,38</text:p>
          </table:table-cell>
          <table:table-cell table:style-name="ce2" table:number-columns-repeated="9"/>
        </table:table-row>
        <table:table-row table:style-name="ro2">
          <table:table-cell table:formula="of:=[.B59]/3.14159265*180" office:value-type="float" office:value="126.050715072815">
            <text:p>126,1</text:p>
          </table:table-cell>
          <table:table-cell office:value-type="float" office:value="2.2">
            <text:p>2,2</text:p>
          </table:table-cell>
          <table:table-cell table:style-name="ce3" table:formula="of:=[.B59]^2" office:value-type="float" office:value="4.84">
            <text:p>4,84</text:p>
          </table:table-cell>
          <table:table-cell table:style-name="ce3" table:formula="of:=1+[.C59]/16" office:value-type="float" office:value="1.3025">
            <text:p>1,30</text:p>
          </table:table-cell>
          <table:table-cell table:style-name="ce3" table:formula="of:=[.C59]*[.C59]" office:value-type="float" office:value="23.4256">
            <text:p>23,43</text:p>
          </table:table-cell>
          <table:table-cell table:style-name="ce3" table:formula="of:=[.D59]+[.E59]*11/3072" office:value-type="float" office:value="1.38638072916667">
            <text:p>1,39</text:p>
          </table:table-cell>
          <table:table-cell table:style-name="ce3" table:formula="of:=[.E59]*[.C59]" office:value-type="float" office:value="113.379904">
            <text:p>113,38</text:p>
          </table:table-cell>
          <table:table-cell table:style-name="ce3" table:formula="of:=[.F59]+[.G59]*173/737280" office:value-type="float" office:value="1.41298490043403">
            <text:p>1,41</text:p>
          </table:table-cell>
          <table:table-cell table:style-name="ce3" table:formula="of:=[.G59]*[.$C59]" office:value-type="float" office:value="548.75873536">
            <text:p>548,76</text:p>
          </table:table-cell>
          <table:table-cell table:style-name="ce3" table:formula="of:=[.H59]+[.I59]*22931/1321205760" office:value-type="float" office:value="1.42250922052217">
            <text:p>1,42</text:p>
          </table:table-cell>
          <table:table-cell table:style-name="ce3" table:formula="of:=[.I59]*[.$C59]" office:value-type="float" office:value="2655.9922791424">
            <text:p>2655,99</text:p>
          </table:table-cell>
          <table:table-cell table:style-name="ce7" table:formula="of:=[.J59]+[.K59]*1319183/951268147200" office:value-type="float" office:value="1.42619245103198">
            <text:p>1,43</text:p>
          </table:table-cell>
          <table:table-cell table:style-name="ce3" table:formula="of:=[.K59]*[.$C59]" office:value-type="float" office:value="12855.0026310492">
            <text:p>12855,00</text:p>
          </table:table-cell>
          <table:table-cell table:style-name="ce7" table:formula="of:=[.L59]+[.M59]*233526463/2.0090783268864E+015" office:value-type="float" office:value="1.4276866602204">
            <text:p>1,43</text:p>
          </table:table-cell>
          <table:table-cell table:style-name="ce2" table:number-columns-repeated="9"/>
        </table:table-row>
        <table:table-row table:style-name="ro2">
          <table:table-cell table:formula="of:=[.B60]/3.14159265*180" office:value-type="float" office:value="131.78029303067">
            <text:p>131,8</text:p>
          </table:table-cell>
          <table:table-cell office:value-type="float" office:value="2.3">
            <text:p>2,3</text:p>
          </table:table-cell>
          <table:table-cell table:style-name="ce1" table:formula="of:=[.B60]^2" office:value-type="float" office:value="5.29">
            <text:p>5,3</text:p>
          </table:table-cell>
          <table:table-cell table:style-name="ce1" table:formula="of:=1+[.C60]/16" office:value-type="float" office:value="1.330625">
            <text:p>1,3</text:p>
          </table:table-cell>
          <table:table-cell table:style-name="ce1" table:formula="of:=[.C60]*[.C60]" office:value-type="float" office:value="27.9841">
            <text:p>28,0</text:p>
          </table:table-cell>
          <table:table-cell table:style-name="ce1" table:formula="of:=[.D60]+[.E60]*11/3072" office:value-type="float" office:value="1.43082848307292">
            <text:p>1,4</text:p>
          </table:table-cell>
          <table:table-cell table:style-name="ce1" table:formula="of:=[.E60]*[.C60]" office:value-type="float" office:value="148.035889">
            <text:p>148,0</text:p>
          </table:table-cell>
          <table:table-cell table:style-name="ce1" table:formula="of:=[.F60]+[.G60]*173/737280" office:value-type="float" office:value="1.46556455186225">
            <text:p>1,5</text:p>
          </table:table-cell>
          <table:table-cell table:style-name="ce1" table:formula="of:=[.G60]*[.$C60]" office:value-type="float" office:value="783.109852810001">
            <text:p>783,1</text:p>
          </table:table-cell>
          <table:table-cell table:style-name="ce1" table:formula="of:=[.H60]+[.I60]*22931/1321205760" office:value-type="float" office:value="1.47915629705324">
            <text:p>1,5</text:p>
          </table:table-cell>
          <table:table-cell table:style-name="ce1" table:formula="of:=[.I60]*[.$C60]" office:value-type="float" office:value="4142.6511213649">
            <text:p>4142,7</text:p>
          </table:table-cell>
          <table:table-cell table:style-name="ce9" table:formula="of:=[.J60]+[.K60]*1319183/951268147200" office:value-type="float" office:value="1.48490117030514">
            <text:p>1,5</text:p>
          </table:table-cell>
          <table:table-cell table:style-name="ce1" table:formula="of:=[.K60]*[.$C60]" office:value-type="float" office:value="21914.6244320203">
            <text:p>21914,6</text:p>
          </table:table-cell>
          <table:table-cell table:style-name="ce9" table:formula="of:=[.L60]+[.M60]*233526463/2.0090783268864E+015" office:value-type="float" office:value="1.48744843024175">
            <text:p>1,5</text:p>
          </table:table-cell>
          <table:table-cell table:style-name="ce2" table:number-columns-repeated="9"/>
        </table:table-row>
        <table:table-row table:style-name="ro2">
          <table:table-cell table:formula="of:=[.B61]/3.14159265*180" office:value-type="float" office:value="137.509870988526">
            <text:p>137,5</text:p>
          </table:table-cell>
          <table:table-cell office:value-type="float" office:value="2.4">
            <text:p>2,4</text:p>
          </table:table-cell>
          <table:table-cell table:style-name="ce1" table:formula="of:=[.B61]^2" office:value-type="float" office:value="5.76">
            <text:p>5,8</text:p>
          </table:table-cell>
          <table:table-cell table:style-name="ce1" table:formula="of:=1+[.C61]/16" office:value-type="float" office:value="1.36">
            <text:p>1,4</text:p>
          </table:table-cell>
          <table:table-cell table:style-name="ce1" table:formula="of:=[.C61]*[.C61]" office:value-type="float" office:value="33.1776">
            <text:p>33,2</text:p>
          </table:table-cell>
          <table:table-cell table:style-name="ce1" table:formula="of:=[.D61]+[.E61]*11/3072" office:value-type="float" office:value="1.4788">
            <text:p>1,5</text:p>
          </table:table-cell>
          <table:table-cell table:style-name="ce1" table:formula="of:=[.E61]*[.C61]" office:value-type="float" office:value="191.102976">
            <text:p>191,1</text:p>
          </table:table-cell>
          <table:table-cell table:style-name="ce1" table:formula="of:=[.F61]+[.G61]*173/737280" office:value-type="float" office:value="1.5236416">
            <text:p>1,5</text:p>
          </table:table-cell>
          <table:table-cell table:style-name="ce1" table:formula="of:=[.G61]*[.$C61]" office:value-type="float" office:value="1100.75314176">
            <text:p>1100,8</text:p>
          </table:table-cell>
          <table:table-cell table:style-name="ce1" table:formula="of:=[.H61]+[.I61]*22931/1321205760" office:value-type="float" office:value="1.54274639885714">
            <text:p>1,5</text:p>
          </table:table-cell>
          <table:table-cell table:style-name="ce1" table:formula="of:=[.I61]*[.$C61]" office:value-type="float" office:value="6340.33809653761">
            <text:p>6340,3</text:p>
          </table:table-cell>
          <table:table-cell table:style-name="ce1" table:formula="of:=[.J61]+[.K61]*1319183/951268147200" office:value-type="float" office:value="1.55153894200686">
            <text:p>1,6</text:p>
          </table:table-cell>
          <table:table-cell table:style-name="ce1" table:formula="of:=[.K61]*[.$C61]" office:value-type="float" office:value="36520.3474360566">
            <text:p>36520,3</text:p>
          </table:table-cell>
          <table:table-cell table:style-name="ce1" table:formula="of:=[.L61]+[.M61]*233526463/2.0090783268864E+015" office:value-type="float" office:value="1.55578390719818">
            <text:p>1,6</text:p>
          </table:table-cell>
          <table:table-cell table:style-name="ce2" table:number-columns-repeated="9"/>
        </table:table-row>
        <table:table-row table:style-name="ro2">
          <table:table-cell table:formula="of:=[.B62]/3.14159265*180" office:value-type="float" office:value="143.239448946381">
            <text:p>143,2</text:p>
          </table:table-cell>
          <table:table-cell office:value-type="float" office:value="2.5">
            <text:p>2,5</text:p>
          </table:table-cell>
          <table:table-cell table:style-name="ce1" table:formula="of:=[.B62]^2" office:value-type="float" office:value="6.25">
            <text:p>6,3</text:p>
          </table:table-cell>
          <table:table-cell table:style-name="ce1" table:formula="of:=1+[.C62]/16" office:value-type="float" office:value="1.390625">
            <text:p>1,4</text:p>
          </table:table-cell>
          <table:table-cell table:style-name="ce1" table:formula="of:=[.C62]*[.C62]" office:value-type="float" office:value="39.0625">
            <text:p>39,1</text:p>
          </table:table-cell>
          <table:table-cell table:style-name="ce1" table:formula="of:=[.D62]+[.E62]*11/3072" office:value-type="float" office:value="1.53049723307292">
            <text:p>1,5</text:p>
          </table:table-cell>
          <table:table-cell table:style-name="ce1" table:formula="of:=[.E62]*[.C62]" office:value-type="float" office:value="244.140625">
            <text:p>244,1</text:p>
          </table:table-cell>
          <table:table-cell table:style-name="ce1" table:formula="of:=[.F62]+[.G62]*173/737280" office:value-type="float" office:value="1.58778391944038">
            <text:p>1,6</text:p>
          </table:table-cell>
          <table:table-cell table:style-name="ce1" table:formula="of:=[.G62]*[.$C62]" office:value-type="float" office:value="1525.87890625">
            <text:p>1525,9</text:p>
          </table:table-cell>
          <table:table-cell table:style-name="ce1" table:formula="of:=[.H62]+[.I62]*22931/1321205760" office:value-type="float" office:value="1.6142672502421">
            <text:p>1,6</text:p>
          </table:table-cell>
          <table:table-cell table:style-name="ce1" table:formula="of:=[.I62]*[.$C62]" office:value-type="float" office:value="9536.7431640625">
            <text:p>9536,7</text:p>
          </table:table-cell>
          <table:table-cell table:style-name="ce1" table:formula="of:=[.J62]+[.K62]*1319183/951268147200" office:value-type="float" office:value="1.62749244809449">
            <text:p>1,6</text:p>
          </table:table-cell>
          <table:table-cell table:style-name="ce1" table:formula="of:=[.K62]*[.$C62]" office:value-type="float" office:value="59604.6447753906">
            <text:p>59604,6</text:p>
          </table:table-cell>
          <table:table-cell table:style-name="ce1" table:formula="of:=[.L62]+[.M62]*233526463/2.0090783268864E+015" office:value-type="float" office:value="1.63442063087686">
            <text:p>1,6</text:p>
          </table:table-cell>
          <table:table-cell table:style-name="ce2" table:number-columns-repeated="9"/>
        </table:table-row>
        <table:table-row table:style-name="ro2">
          <table:table-cell table:formula="of:=[.B63]/3.14159265*180" office:value-type="float" office:value="148.969026904236">
            <text:p>149,0</text:p>
          </table:table-cell>
          <table:table-cell office:value-type="float" office:value="2.6">
            <text:p>2,6</text:p>
          </table:table-cell>
          <table:table-cell table:style-name="ce1" table:formula="of:=[.B63]^2" office:value-type="float" office:value="6.76">
            <text:p>6,8</text:p>
          </table:table-cell>
          <table:table-cell table:style-name="ce1" table:formula="of:=1+[.C63]/16" office:value-type="float" office:value="1.4225">
            <text:p>1,4</text:p>
          </table:table-cell>
          <table:table-cell table:style-name="ce1" table:formula="of:=[.C63]*[.C63]" office:value-type="float" office:value="45.6976">
            <text:p>45,7</text:p>
          </table:table-cell>
          <table:table-cell table:style-name="ce1" table:formula="of:=[.D63]+[.E63]*11/3072" office:value-type="float" office:value="1.58613072916667">
            <text:p>1,6</text:p>
          </table:table-cell>
          <table:table-cell table:style-name="ce1" table:formula="of:=[.E63]*[.C63]" office:value-type="float" office:value="308.915776">
            <text:p>308,9</text:p>
          </table:table-cell>
          <table:table-cell table:style-name="ce1" table:formula="of:=[.F63]+[.G63]*173/737280" office:value-type="float" office:value="1.65861666293403">
            <text:p>1,7</text:p>
          </table:table-cell>
          <table:table-cell table:style-name="ce1" table:formula="of:=[.G63]*[.$C63]" office:value-type="float" office:value="2088.27064576">
            <text:p>2088,3</text:p>
          </table:table-cell>
          <table:table-cell table:style-name="ce1" table:formula="of:=[.H63]+[.I63]*22931/1321205760" office:value-type="float" office:value="1.69486092982091">
            <text:p>1,7</text:p>
          </table:table-cell>
          <table:table-cell table:style-name="ce1" table:formula="of:=[.I63]*[.$C63]" office:value-type="float" office:value="14116.7095653376">
            <text:p>14116,7</text:p>
          </table:table-cell>
          <table:table-cell table:style-name="ce1" table:formula="of:=[.J63]+[.K63]*1319183/951268147200" office:value-type="float" office:value="1.71443745335882">
            <text:p>1,7</text:p>
          </table:table-cell>
          <table:table-cell table:style-name="ce1" table:formula="of:=[.K63]*[.$C63]" office:value-type="float" office:value="95428.9566616822">
            <text:p>95429,0</text:p>
          </table:table-cell>
          <table:table-cell table:style-name="ce1" table:formula="of:=[.L63]+[.M63]*233526463/2.0090783268864E+015" office:value-type="float" office:value="1.72552969720953">
            <text:p>1,7</text:p>
          </table:table-cell>
          <table:table-cell table:style-name="ce2" table:number-columns-repeated="9"/>
        </table:table-row>
        <table:table-row table:style-name="ro2">
          <table:table-cell table:formula="of:=[.B64]/3.14159265*180" office:value-type="float" office:value="154.698604862091">
            <text:p>154,7</text:p>
          </table:table-cell>
          <table:table-cell office:value-type="float" office:value="2.7">
            <text:p>2,7</text:p>
          </table:table-cell>
          <table:table-cell table:style-name="ce1" table:formula="of:=[.B64]^2" office:value-type="float" office:value="7.29">
            <text:p>7,3</text:p>
          </table:table-cell>
          <table:table-cell table:style-name="ce1" table:formula="of:=1+[.C64]/16" office:value-type="float" office:value="1.455625">
            <text:p>1,5</text:p>
          </table:table-cell>
          <table:table-cell table:style-name="ce1" table:formula="of:=[.C64]*[.C64]" office:value-type="float" office:value="53.1441">
            <text:p>53,1</text:p>
          </table:table-cell>
          <table:table-cell table:style-name="ce1" table:formula="of:=[.D64]+[.E64]*11/3072" office:value-type="float" office:value="1.64591962890625">
            <text:p>1,6</text:p>
          </table:table-cell>
          <table:table-cell table:style-name="ce1" table:formula="of:=[.E64]*[.C64]" office:value-type="float" office:value="387.420489">
            <text:p>387,4</text:p>
          </table:table-cell>
          <table:table-cell table:style-name="ce1" table:formula="of:=[.F64]+[.G64]*173/737280" office:value-type="float" office:value="1.73682640054932">
            <text:p>1,7</text:p>
          </table:table-cell>
          <table:table-cell table:style-name="ce1" table:formula="of:=[.G64]*[.$C64]" office:value-type="float" office:value="2824.29536481">
            <text:p>2824,3</text:p>
          </table:table-cell>
          <table:table-cell table:style-name="ce1" table:formula="of:=[.H64]+[.I64]*22931/1321205760" office:value-type="float" office:value="1.78584519759911">
            <text:p>1,8</text:p>
          </table:table-cell>
          <table:table-cell table:style-name="ce1" table:formula="of:=[.I64]*[.$C64]" office:value-type="float" office:value="20589.1132094649">
            <text:p>20589,1</text:p>
          </table:table-cell>
          <table:table-cell table:style-name="ce1" table:formula="of:=[.J64]+[.K64]*1319183/951268147200" office:value-type="float" office:value="1.81439740783652">
            <text:p>1,8</text:p>
          </table:table-cell>
          <table:table-cell table:style-name="ce1" table:formula="of:=[.K64]*[.$C64]" office:value-type="float" office:value="150094.635296999">
            <text:p>150094,6</text:p>
          </table:table-cell>
          <table:table-cell table:style-name="ce1" table:formula="of:=[.L64]+[.M64]*233526463/2.0090783268864E+015" office:value-type="float" office:value="1.83184375068294">
            <text:p>1,8</text:p>
          </table:table-cell>
          <table:table-cell table:style-name="ce2" table:number-columns-repeated="9"/>
        </table:table-row>
        <table:table-row table:style-name="ro2">
          <table:table-cell table:formula="of:=[.B65]/3.14159265*180" office:value-type="float" office:value="160.428182819946">
            <text:p>160,4</text:p>
          </table:table-cell>
          <table:table-cell office:value-type="float" office:value="2.8">
            <text:p>2,8</text:p>
          </table:table-cell>
          <table:table-cell table:style-name="ce1" table:formula="of:=[.B65]^2" office:value-type="float" office:value="7.84">
            <text:p>7,8</text:p>
          </table:table-cell>
          <table:table-cell table:style-name="ce1" table:formula="of:=1+[.C65]/16" office:value-type="float" office:value="1.49">
            <text:p>1,5</text:p>
          </table:table-cell>
          <table:table-cell table:style-name="ce1" table:formula="of:=[.C65]*[.C65]" office:value-type="float" office:value="61.4656">
            <text:p>61,5</text:p>
          </table:table-cell>
          <table:table-cell table:style-name="ce1" table:formula="of:=[.D65]+[.E65]*11/3072" office:value-type="float" office:value="1.71009166666667">
            <text:p>1,7</text:p>
          </table:table-cell>
          <table:table-cell table:style-name="ce1" table:formula="of:=[.E65]*[.C65]" office:value-type="float" office:value="481.890304">
            <text:p>481,9</text:p>
          </table:table-cell>
          <table:table-cell table:style-name="ce1" table:formula="of:=[.F65]+[.G65]*173/737280" office:value-type="float" office:value="1.82316542777778">
            <text:p>1,8</text:p>
          </table:table-cell>
          <table:table-cell table:style-name="ce1" table:formula="of:=[.G65]*[.$C65]" office:value-type="float" office:value="3778.01998336">
            <text:p>3778,0</text:p>
          </table:table-cell>
          <table:table-cell table:style-name="ce1" table:formula="of:=[.H65]+[.I65]*22931/1321205760" office:value-type="float" office:value="1.88873717962847">
            <text:p>1,9</text:p>
          </table:table-cell>
          <table:table-cell table:style-name="ce1" table:formula="of:=[.I65]*[.$C65]" office:value-type="float" office:value="29619.6766695424">
            <text:p>29619,7</text:p>
          </table:table-cell>
          <table:table-cell table:style-name="ce1" table:formula="of:=[.J65]+[.K65]*1319183/951268147200" office:value-type="float" office:value="1.92981263668332">
            <text:p>1,9</text:p>
          </table:table-cell>
          <table:table-cell table:style-name="ce1" table:formula="of:=[.K65]*[.$C65]" office:value-type="float" office:value="232218.265089213">
            <text:p>232218,3</text:p>
          </table:table-cell>
          <table:table-cell table:style-name="ce1" table:formula="of:=[.L65]+[.M65]*233526463/2.0090783268864E+015" office:value-type="float" office:value="1.95680467047541">
            <text:p>2,0</text:p>
          </table:table-cell>
          <table:table-cell table:style-name="ce2" table:number-columns-repeated="9"/>
        </table:table-row>
        <table:table-row table:style-name="ro2">
          <table:table-cell table:formula="of:=[.B66]/3.14159265*180" office:value-type="float" office:value="166.157760777802">
            <text:p>166,2</text:p>
          </table:table-cell>
          <table:table-cell office:value-type="float" office:value="2.9">
            <text:p>2,9</text:p>
          </table:table-cell>
          <table:table-cell table:style-name="ce1" table:formula="of:=[.B66]^2" office:value-type="float" office:value="8.41">
            <text:p>8,4</text:p>
          </table:table-cell>
          <table:table-cell table:style-name="ce1" table:formula="of:=1+[.C66]/16" office:value-type="float" office:value="1.525625">
            <text:p>1,5</text:p>
          </table:table-cell>
          <table:table-cell table:style-name="ce1" table:formula="of:=[.C66]*[.C66]" office:value-type="float" office:value="70.7281">
            <text:p>70,7</text:p>
          </table:table-cell>
          <table:table-cell table:style-name="ce1" table:formula="of:=[.D66]+[.E66]*11/3072" office:value-type="float" office:value="1.77888317057292">
            <text:p>1,8</text:p>
          </table:table-cell>
          <table:table-cell table:style-name="ce1" table:formula="of:=[.E66]*[.C66]" office:value-type="float" office:value="594.823321">
            <text:p>594,8</text:p>
          </table:table-cell>
          <table:table-cell table:style-name="ce1" table:formula="of:=[.F66]+[.G66]*173/737280" office:value-type="float" office:value="1.91845624258491">
            <text:p>1,9</text:p>
          </table:table-cell>
          <table:table-cell table:style-name="ce1" table:formula="of:=[.G66]*[.$C66]" office:value-type="float" office:value="5002.46412961">
            <text:p>5002,5</text:p>
          </table:table-cell>
          <table:table-cell table:style-name="ce1" table:formula="of:=[.H66]+[.I66]*22931/1321205760" office:value-type="float" office:value="2.00527958867453">
            <text:p>2,0</text:p>
          </table:table-cell>
          <table:table-cell table:style-name="ce1" table:formula="of:=[.I66]*[.$C66]" office:value-type="float" office:value="42070.7233300201">
            <text:p>42070,7</text:p>
          </table:table-cell>
          <table:table-cell table:style-name="ce1" table:formula="of:=[.J66]+[.K66]*1319183/951268147200" office:value-type="float" office:value="2.06362169040266">
            <text:p>2,1</text:p>
          </table:table-cell>
          <table:table-cell table:style-name="ce1" table:formula="of:=[.K66]*[.$C66]" office:value-type="float" office:value="353814.783205469">
            <text:p>353814,8</text:p>
          </table:table-cell>
          <table:table-cell table:style-name="ce1" table:formula="of:=[.L66]+[.M66]*233526463/2.0090783268864E+015" office:value-type="float" office:value="2.10474757074956">
            <text:p>2,1</text:p>
          </table:table-cell>
          <table:table-cell table:style-name="ce2" table:number-columns-repeated="9"/>
        </table:table-row>
        <table:table-row table:style-name="ro2">
          <table:table-cell table:formula="of:=[.B67]/3.14159265*180" office:value-type="float" office:value="171.887338735657">
            <text:p>171,9</text:p>
          </table:table-cell>
          <table:table-cell office:value-type="float" office:value="3">
            <text:p>3</text:p>
          </table:table-cell>
          <table:table-cell table:style-name="ce1" table:formula="of:=[.B67]^2" office:value-type="float" office:value="9">
            <text:p>9,0</text:p>
          </table:table-cell>
          <table:table-cell table:style-name="ce1" table:formula="of:=1+[.C67]/16" office:value-type="float" office:value="1.5625">
            <text:p>1,6</text:p>
          </table:table-cell>
          <table:table-cell table:style-name="ce1" table:formula="of:=[.C67]*[.C67]" office:value-type="float" office:value="81">
            <text:p>81,0</text:p>
          </table:table-cell>
          <table:table-cell table:style-name="ce1" table:formula="of:=[.D67]+[.E67]*11/3072" office:value-type="float" office:value="1.8525390625">
            <text:p>1,9</text:p>
          </table:table-cell>
          <table:table-cell table:style-name="ce1" table:formula="of:=[.E67]*[.C67]" office:value-type="float" office:value="729">
            <text:p>729,0</text:p>
          </table:table-cell>
          <table:table-cell table:style-name="ce1" table:formula="of:=[.F67]+[.G67]*173/737280" office:value-type="float" office:value="2.02359619140625">
            <text:p>2,0</text:p>
          </table:table-cell>
          <table:table-cell table:style-name="ce1" table:formula="of:=[.G67]*[.$C67]" office:value-type="float" office:value="6561">
            <text:p>6561,0</text:p>
          </table:table-cell>
          <table:table-cell table:style-name="ce1" table:formula="of:=[.H67]+[.I67]*22931/1321205760" office:value-type="float" office:value="2.13746966634478">
            <text:p>2,1</text:p>
          </table:table-cell>
          <table:table-cell table:style-name="ce1" table:formula="of:=[.I67]*[.$C67]" office:value-type="float" office:value="59049">
            <text:p>59049,0</text:p>
          </table:table-cell>
          <table:table-cell table:style-name="ce1" table:formula="of:=[.J67]+[.K67]*1319183/951268147200" office:value-type="float" office:value="2.21935660558087">
            <text:p>2,2</text:p>
          </table:table-cell>
          <table:table-cell table:style-name="ce1" table:formula="of:=[.K67]*[.$C67]" office:value-type="float" office:value="531441">
            <text:p>531441,0</text:p>
          </table:table-cell>
          <table:table-cell table:style-name="ce1" table:formula="of:=[.L67]+[.M67]*233526463/2.0090783268864E+015" office:value-type="float" office:value="2.28112897919237">
            <text:p>2,3</text:p>
          </table:table-cell>
          <table:table-cell table:style-name="ce2" table:number-columns-repeated="9"/>
        </table:table-row>
        <table:table-row table:style-name="ro2">
          <table:table-cell table:formula="of:=[.B68]/3.14159265*180" office:value-type="float" office:value="177.616916693512">
            <text:p>177,6</text:p>
          </table:table-cell>
          <table:table-cell office:value-type="float" office:value="3.1">
            <text:p>3,1</text:p>
          </table:table-cell>
          <table:table-cell table:style-name="ce1" table:formula="of:=[.B68]^2" office:value-type="float" office:value="9.61">
            <text:p>9,6</text:p>
          </table:table-cell>
          <table:table-cell table:style-name="ce1" table:formula="of:=1+[.C68]/16" office:value-type="float" office:value="1.600625">
            <text:p>1,6</text:p>
          </table:table-cell>
          <table:table-cell table:style-name="ce1" table:formula="of:=[.C68]*[.C68]" office:value-type="float" office:value="92.3521">
            <text:p>92,4</text:p>
          </table:table-cell>
          <table:table-cell table:style-name="ce1" table:formula="of:=[.D68]+[.E68]*11/3072" office:value-type="float" office:value="1.93131285807292">
            <text:p>1,9</text:p>
          </table:table-cell>
          <table:table-cell table:style-name="ce1" table:formula="of:=[.E68]*[.C68]" office:value-type="float" office:value="887.503681">
            <text:p>887,5</text:p>
          </table:table-cell>
          <table:table-cell table:style-name="ce1" table:formula="of:=[.F68]+[.G68]*173/737280" office:value-type="float" office:value="2.13956228408881">
            <text:p>2,1</text:p>
          </table:table-cell>
          <table:table-cell table:style-name="ce1" table:formula="of:=[.G68]*[.$C68]" office:value-type="float" office:value="8528.91037441001">
            <text:p>8528,9</text:p>
          </table:table-cell>
          <table:table-cell table:style-name="ce1" table:formula="of:=[.H68]+[.I68]*22931/1321205760" office:value-type="float" office:value="2.28759103912209">
            <text:p>2,3</text:p>
          </table:table-cell>
          <table:table-cell table:style-name="ce1" table:formula="of:=[.I68]*[.$C68]" office:value-type="float" office:value="81962.8286980801">
            <text:p>81962,8</text:p>
          </table:table-cell>
          <table:table-cell table:style-name="ce1" table:formula="of:=[.J68]+[.K68]*1319183/951268147200" office:value-type="float" office:value="2.40125401687308">
            <text:p>2,4</text:p>
          </table:table-cell>
          <table:table-cell table:style-name="ce1" table:formula="of:=[.K68]*[.$C68]" office:value-type="float" office:value="787662.78378855">
            <text:p>787662,8</text:p>
          </table:table-cell>
          <table:table-cell table:style-name="ce1" table:formula="of:=[.L68]+[.M68]*233526463/2.0090783268864E+015" office:value-type="float" office:value="2.49280848813152">
            <text:p>2,5</text:p>
          </table:table-cell>
          <table:table-cell table:style-name="ce2" table:number-columns-repeated="9"/>
        </table:table-row>
      </table:table>
      <table:table table:name="Лист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.07.2016</text:date>, <text:time>15:52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el Us</meta:initial-creator>
    <meta:creation-date>2016-07-10T14:35:26.73</meta:creation-date>
    <dc:date>2016-07-10T15:52:11.51</dc:date>
    <dc:creator>Feel Us</dc:creator>
    <meta:editing-duration>PT14M3S</meta:editing-duration>
    <meta:editing-cycles>1</meta:editing-cycles>
    <meta:document-statistic meta:table-count="3" meta:cell-count="858" meta:object-count="0"/>
    <meta:generator>OpenOffice/4.1.2$Win32 OpenOffice.org_project/412m3$Build-9782</meta:generator>
  </office:meta>
</office:document-meta>
</file>